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4.95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26.45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65.54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99.81pt"/>
    </style:style>
    <style:style style:name="co13" style:family="table-column">
      <style:table-column-properties fo:break-before="auto" style:column-width="51.19pt"/>
    </style:style>
    <style:style style:name="co14" style:family="table-column">
      <style:table-column-properties fo:break-before="auto" style:column-width="40.34pt"/>
    </style:style>
    <style:style style:name="co15" style:family="table-column">
      <style:table-column-properties fo:break-before="auto" style:column-width="85.89pt"/>
    </style:style>
    <style:style style:name="co16" style:family="table-column">
      <style:table-column-properties fo:break-before="auto" style:column-width="91.3pt"/>
    </style:style>
    <style:style style:name="co17" style:family="table-column">
      <style:table-column-properties fo:break-before="auto" style:column-width="39.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51pt solid #000000" fo:border-top="0.51pt solid #000000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51pt solid #000000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font-name="Calibri1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libri" style:language-asian="ar" style:country-asian="SA" style:font-size-complex="11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a" table:style-name="ta1">
        <table:shapes>
          <draw:frame draw:z-index="0" draw:style-name="gr1" draw:text-style-name="P1" svg:width="453.51pt" svg:height="255.09pt" svg:x="451.93pt" svg:y="347.5pt">
            <draw:object draw:notify-on-update-of-ranges="3a.G3:3a.G3 3a.G4:3a.G23 3a.H3:3a.H3 3a.H4:3a.H23 3a.I3:3a.I3 3a.I4:3a.I23 3a.J3:3a.J3 3a.J4:3a.J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56.89pt" svg:y="620.76pt">
            <draw:object draw:notify-on-update-of-ranges="3a.K3:3a.K3 3a.K4:3a.K23 3a.L3:3a.L3 3a.L4:3a.L23 3a.M3:3a.M3 3a.M4:3a.M23 3a.N3:3a.N3 3a.N4:3a.N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number-columns-repeated="4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number-columns-repeated="1010" table:default-cell-style-name="Default"/>
        <table:table-row table:style-name="ro1">
          <table:table-cell table:style-name="ce1"/>
          <table:table-cell table:style-name="ce3" office:value-type="string" calcext:value-type="string">
            <text:p>Sample Size=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3" table:number-columns-repeated="5"/>
          <table:table-cell table:number-columns-repeated="2"/>
          <table:table-cell table:number-columns-repeated="2" office:value-type="string" calcext:value-type="string">
            <text:p>MEAN</text:p>
          </table:table-cell>
          <table:table-cell table:number-columns-repeated="2"/>
          <table:table-cell table:number-columns-repeated="2" office:value-type="string" calcext:value-type="string">
            <text:p>RANG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ample</text:p>
          </table:table-cell>
          <table:table-cell table:style-name="ce3" office:value-type="string" calcext:value-type="string">
            <text:p>Observation 1</text:p>
          </table:table-cell>
          <table:table-cell table:style-name="ce3" office:value-type="string" calcext:value-type="string">
            <text:p>Observation 2</text:p>
          </table:table-cell>
          <table:table-cell table:style-name="ce3" office:value-type="string" calcext:value-type="string">
            <text:p>Observation 3</text:p>
          </table:table-cell>
          <table:table-cell table:style-name="ce3" office:value-type="string" calcext:value-type="string">
            <text:p>Observation 4</text:p>
          </table:table-cell>
          <table:table-cell table:style-name="ce3" office:value-type="string" calcext:value-type="string">
            <text:p>Observation 5</text:p>
          </table:table-cell>
          <table:table-cell office:value-type="string" calcext:value-type="string">
            <text:p>xbar_i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R_i</text:p>
          </table:table-cell>
          <table:table-cell office:value-type="string" calcext:value-type="string">
            <text:p>R_bar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LCL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50" calcext:value-type="float">
            <text:p>50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AVERAGE([.B4:.F4])" office:value-type="float" office:value="8" calcext:value-type="float">
            <text:p>8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MAX([.B4:.F4])-MIN([.B4:.F4])" office:value-type="float" office:value="80" calcext:value-type="float">
            <text:p>80</text:p>
          </table:table-cell>
          <table:table-cell table:formula="of:=[.$G$26]" office:value-type="float" office:value="63.5" calcext:value-type="float">
            <text:p>63.5</text:p>
          </table:table-cell>
          <table:table-cell table:formula="of:=[.$C$29]" office:value-type="float" office:value="134.239" calcext:value-type="float">
            <text:p>134.239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60" calcext:value-type="float">
            <text:p>-60</text:p>
          </table:table-cell>
          <table:table-cell office:value-type="float" office:value="-20" calcext:value-type="float">
            <text:p>-20</text:p>
          </table:table-cell>
          <table:table-cell office:value-type="float" office:value="30" calcext:value-type="float">
            <text:p>30</text:p>
          </table:table-cell>
          <table:table-cell table:formula="of:=AVERAGE([.B5:.F5])" office:value-type="float" office:value="0" calcext:value-type="float">
            <text:p>0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MAX([.B5:.F5])-MIN([.B5:.F5])" office:value-type="float" office:value="110" calcext:value-type="float">
            <text:p>110</text:p>
          </table:table-cell>
          <table:table-cell table:formula="of:=[.$G$26]" office:value-type="float" office:value="63.5" calcext:value-type="float">
            <text:p>63.5</text:p>
          </table:table-cell>
          <table:table-cell table:formula="of:=[.$C$29]" office:value-type="float" office:value="134.239" calcext:value-type="float">
            <text:p>134.239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50" calcext:value-type="float">
            <text:p>-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AVERAGE([.B6:.F6])" office:value-type="float" office:value="6" calcext:value-type="float">
            <text:p>6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MAX([.B6:.F6])-MIN([.B6:.F6])" office:value-type="float" office:value="80" calcext:value-type="float">
            <text:p>80</text:p>
          </table:table-cell>
          <table:table-cell table:formula="of:=[.$G$26]" office:value-type="float" office:value="63.5" calcext:value-type="float">
            <text:p>63.5</text:p>
          </table:table-cell>
          <table:table-cell table:formula="of:=[.$C$29]" office:value-type="float" office:value="134.239" calcext:value-type="float">
            <text:p>134.239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 table:formula="of:=AVERAGE([.B7:.F7])" office:value-type="float" office:value="8" calcext:value-type="float">
            <text:p>8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MAX([.B7:.F7])-MIN([.B7:.F7])" office:value-type="float" office:value="70" calcext:value-type="float">
            <text:p>70</text:p>
          </table:table-cell>
          <table:table-cell table:formula="of:=[.$G$26]" office:value-type="float" office:value="63.5" calcext:value-type="float">
            <text:p>63.5</text:p>
          </table:table-cell>
          <table:table-cell table:formula="of:=[.$C$29]" office:value-type="float" office:value="134.239" calcext:value-type="float">
            <text:p>134.239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VERAGE([.B8:.F8])" office:value-type="float" office:value="12" calcext:value-type="float">
            <text:p>12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MAX([.B8:.F8])-MIN([.B8:.F8])" office:value-type="float" office:value="90" calcext:value-type="float">
            <text:p>90</text:p>
          </table:table-cell>
          <table:table-cell table:formula="of:=[.$G$26]" office:value-type="float" office:value="63.5" calcext:value-type="float">
            <text:p>63.5</text:p>
          </table:table-cell>
          <table:table-cell table:formula="of:=[.$C$29]" office:value-type="float" office:value="134.239" calcext:value-type="float">
            <text:p>134.239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20" calcext:value-type="float">
            <text:p>20</text:p>
          </table:table-cell>
          <table:table-cell table:formula="of:=AVERAGE([.B9:.F9])" office:value-type="float" office:value="4" calcext:value-type="float">
            <text:p>4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MAX([.B9:.F9])-MIN([.B9:.F9])" office:value-type="float" office:value="80" calcext:value-type="float">
            <text:p>80</text:p>
          </table:table-cell>
          <table:table-cell table:formula="of:=[.$G$26]" office:value-type="float" office:value="63.5" calcext:value-type="float">
            <text:p>63.5</text:p>
          </table:table-cell>
          <table:table-cell table:formula="of:=[.$C$29]" office:value-type="float" office:value="134.239" calcext:value-type="float">
            <text:p>134.239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table:formula="of:=AVERAGE([.B10:.F10])" office:value-type="float" office:value="-2" calcext:value-type="float">
            <text:p>-2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MAX([.B10:.F10])-MIN([.B10:.F10])" office:value-type="float" office:value="40" calcext:value-type="float">
            <text:p>40</text:p>
          </table:table-cell>
          <table:table-cell table:formula="of:=[.$G$26]" office:value-type="float" office:value="63.5" calcext:value-type="float">
            <text:p>63.5</text:p>
          </table:table-cell>
          <table:table-cell table:formula="of:=[.$C$29]" office:value-type="float" office:value="134.239" calcext:value-type="float">
            <text:p>134.239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AVERAGE([.B11:.F11])" office:value-type="float" office:value="12" calcext:value-type="float">
            <text:p>12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MAX([.B11:.F11])-MIN([.B11:.F11])" office:value-type="float" office:value="100" calcext:value-type="float">
            <text:p>100</text:p>
          </table:table-cell>
          <table:table-cell table:formula="of:=[.$G$26]" office:value-type="float" office:value="63.5" calcext:value-type="float">
            <text:p>63.5</text:p>
          </table:table-cell>
          <table:table-cell table:formula="of:=[.$C$29]" office:value-type="float" office:value="134.239" calcext:value-type="float">
            <text:p>134.239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formula="of:=AVERAGE([.B12:.F12])" office:value-type="float" office:value="2" calcext:value-type="float">
            <text:p>2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MAX([.B12:.F12])-MIN([.B12:.F12])" office:value-type="float" office:value="40" calcext:value-type="float">
            <text:p>40</text:p>
          </table:table-cell>
          <table:table-cell table:formula="of:=[.$G$26]" office:value-type="float" office:value="63.5" calcext:value-type="float">
            <text:p>63.5</text:p>
          </table:table-cell>
          <table:table-cell table:formula="of:=[.$C$29]" office:value-type="float" office:value="134.239" calcext:value-type="float">
            <text:p>134.239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AVERAGE([.B13:.F13])" office:value-type="float" office:value="24" calcext:value-type="float">
            <text:p>24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MAX([.B13:.F13])-MIN([.B13:.F13])" office:value-type="float" office:value="40" calcext:value-type="float">
            <text:p>40</text:p>
          </table:table-cell>
          <table:table-cell table:formula="of:=[.$G$26]" office:value-type="float" office:value="63.5" calcext:value-type="float">
            <text:p>63.5</text:p>
          </table:table-cell>
          <table:table-cell table:formula="of:=[.$C$29]" office:value-type="float" office:value="134.239" calcext:value-type="float">
            <text:p>134.239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AVERAGE([.B14:.F14])" office:value-type="float" office:value="16" calcext:value-type="float">
            <text:p>16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MAX([.B14:.F14])-MIN([.B14:.F14])" office:value-type="float" office:value="40" calcext:value-type="float">
            <text:p>40</text:p>
          </table:table-cell>
          <table:table-cell table:formula="of:=[.$G$26]" office:value-type="float" office:value="63.5" calcext:value-type="float">
            <text:p>63.5</text:p>
          </table:table-cell>
          <table:table-cell table:formula="of:=[.$C$29]" office:value-type="float" office:value="134.239" calcext:value-type="float">
            <text:p>134.239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AVERAGE([.B15:.F15])" office:value-type="float" office:value="26" calcext:value-type="float">
            <text:p>26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MAX([.B15:.F15])-MIN([.B15:.F15])" office:value-type="float" office:value="30" calcext:value-type="float">
            <text:p>30</text:p>
          </table:table-cell>
          <table:table-cell table:formula="of:=[.$G$26]" office:value-type="float" office:value="63.5" calcext:value-type="float">
            <text:p>63.5</text:p>
          </table:table-cell>
          <table:table-cell table:formula="of:=[.$C$29]" office:value-type="float" office:value="134.239" calcext:value-type="float">
            <text:p>134.239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AVERAGE([.B16:.F16])" office:value-type="float" office:value="4" calcext:value-type="float">
            <text:p>4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MAX([.B16:.F16])-MIN([.B16:.F16])" office:value-type="float" office:value="60" calcext:value-type="float">
            <text:p>60</text:p>
          </table:table-cell>
          <table:table-cell table:formula="of:=[.$G$26]" office:value-type="float" office:value="63.5" calcext:value-type="float">
            <text:p>63.5</text:p>
          </table:table-cell>
          <table:table-cell table:formula="of:=[.$C$29]" office:value-type="float" office:value="134.239" calcext:value-type="float">
            <text:p>134.239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office:value-type="float" office:value="-30" calcext:value-type="float">
            <text:p>-30</text:p>
          </table:table-cell>
          <table:table-cell table:formula="of:=AVERAGE([.B17:.F17])" office:value-type="float" office:value="6" calcext:value-type="float">
            <text:p>6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MAX([.B17:.F17])-MIN([.B17:.F17])" office:value-type="float" office:value="80" calcext:value-type="float">
            <text:p>80</text:p>
          </table:table-cell>
          <table:table-cell table:formula="of:=[.$G$26]" office:value-type="float" office:value="63.5" calcext:value-type="float">
            <text:p>63.5</text:p>
          </table:table-cell>
          <table:table-cell table:formula="of:=[.$C$29]" office:value-type="float" office:value="134.239" calcext:value-type="float">
            <text:p>134.239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AVERAGE([.B18:.F18])" office:value-type="float" office:value="18" calcext:value-type="float">
            <text:p>18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MAX([.B18:.F18])-MIN([.B18:.F18])" office:value-type="float" office:value="60" calcext:value-type="float">
            <text:p>60</text:p>
          </table:table-cell>
          <table:table-cell table:formula="of:=[.$G$26]" office:value-type="float" office:value="63.5" calcext:value-type="float">
            <text:p>63.5</text:p>
          </table:table-cell>
          <table:table-cell table:formula="of:=[.$C$29]" office:value-type="float" office:value="134.239" calcext:value-type="float">
            <text:p>134.239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AVERAGE([.B19:.F19])" office:value-type="float" office:value="4" calcext:value-type="float">
            <text:p>4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MAX([.B19:.F19])-MIN([.B19:.F19])" office:value-type="float" office:value="40" calcext:value-type="float">
            <text:p>40</text:p>
          </table:table-cell>
          <table:table-cell table:formula="of:=[.$G$26]" office:value-type="float" office:value="63.5" calcext:value-type="float">
            <text:p>63.5</text:p>
          </table:table-cell>
          <table:table-cell table:formula="of:=[.$C$29]" office:value-type="float" office:value="134.239" calcext:value-type="float">
            <text:p>134.239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20" calcext:value-type="float">
            <text:p>-20</text:p>
          </table:table-cell>
          <table:table-cell table:formula="of:=AVERAGE([.B20:.F20])" office:value-type="float" office:value="16" calcext:value-type="float">
            <text:p>16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MAX([.B20:.F20])-MIN([.B20:.F20])" office:value-type="float" office:value="50" calcext:value-type="float">
            <text:p>50</text:p>
          </table:table-cell>
          <table:table-cell table:formula="of:=[.$G$26]" office:value-type="float" office:value="63.5" calcext:value-type="float">
            <text:p>63.5</text:p>
          </table:table-cell>
          <table:table-cell table:formula="of:=[.$C$29]" office:value-type="float" office:value="134.239" calcext:value-type="float">
            <text:p>134.239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AVERAGE([.B21:.F21])" office:value-type="float" office:value="16" calcext:value-type="float">
            <text:p>16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MAX([.B21:.F21])-MIN([.B21:.F21])" office:value-type="float" office:value="70" calcext:value-type="float">
            <text:p>70</text:p>
          </table:table-cell>
          <table:table-cell table:formula="of:=[.$G$26]" office:value-type="float" office:value="63.5" calcext:value-type="float">
            <text:p>63.5</text:p>
          </table:table-cell>
          <table:table-cell table:formula="of:=[.$C$29]" office:value-type="float" office:value="134.239" calcext:value-type="float">
            <text:p>134.239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AVERAGE([.B22:.F22])" office:value-type="float" office:value="20" calcext:value-type="float">
            <text:p>20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MAX([.B22:.F22])-MIN([.B22:.F22])" office:value-type="float" office:value="60" calcext:value-type="float">
            <text:p>60</text:p>
          </table:table-cell>
          <table:table-cell table:formula="of:=[.$G$26]" office:value-type="float" office:value="63.5" calcext:value-type="float">
            <text:p>63.5</text:p>
          </table:table-cell>
          <table:table-cell table:formula="of:=[.$C$29]" office:value-type="float" office:value="134.239" calcext:value-type="float">
            <text:p>134.239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AVERAGE([.B23:.F23])" office:value-type="float" office:value="18" calcext:value-type="float">
            <text:p>18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MAX([.B23:.F23])-MIN([.B23:.F23])" office:value-type="float" office:value="50" calcext:value-type="float">
            <text:p>50</text:p>
          </table:table-cell>
          <table:table-cell table:formula="of:=[.$G$26]" office:value-type="float" office:value="63.5" calcext:value-type="float">
            <text:p>63.5</text:p>
          </table:table-cell>
          <table:table-cell table:formula="of:=[.$C$29]" office:value-type="float" office:value="134.239" calcext:value-type="float">
            <text:p>134.239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X_bar_bar</text:p>
          </table:table-cell>
          <table:table-cell table:formula="of:=AVERAGE([.G4:.G23])" office:value-type="float" office:value="10.9" calcext:value-type="float">
            <text:p>10.9</text:p>
          </table:table-cell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R_bar</text:p>
          </table:table-cell>
          <table:table-cell table:formula="of:=AVERAGE([.K4:.K23])" office:value-type="float" office:value="63.5" calcext:value-type="float">
            <text:p>63.5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Default" office:value-type="string" calcext:value-type="string">
            <text:p>Range: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LCL=R_bar*D_3</text:p>
          </table:table-cell>
          <table:table-cell table:style-name="Default" table:formula="of:=[.G26]*0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UCL=R_bar*D_4</text:p>
          </table:table-cell>
          <table:table-cell table:style-name="Default" table:formula="of:=[.G26]*2.114" office:value-type="float" office:value="134.239" calcext:value-type="float">
            <text:p>134.239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Mean: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LCL=x_bar_bar-A_2R_bar</text:p>
          </table:table-cell>
          <table:table-cell table:style-name="Default" table:formula="of:=[.G25]-[.G26]*0.577" office:value-type="float" office:value="-25.7395" calcext:value-type="float">
            <text:p>-25.739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UCL=x_bar_bar+A_2R_bar</text:p>
          </table:table-cell>
          <table:table-cell table:style-name="Default" table:formula="of:=[.G25]+[.G26]*0.577" office:value-type="float" office:value="47.5395" calcext:value-type="float">
            <text:p>47.5395</text:p>
          </table:table-cell>
          <table:table-cell table:style-name="Default" table:number-columns-repeated="3"/>
          <table:table-cell table:number-columns-repeated="1018"/>
        </table:table-row>
      </table:table>
      <table:table table:name="3b" table:style-name="ta1">
        <table:shapes>
          <draw:frame draw:z-index="0" draw:style-name="gr1" draw:text-style-name="P1" svg:width="453.34pt" svg:height="255.15pt" svg:x="440.16pt" svg:y="349.99pt">
            <draw:object draw:notify-on-update-of-ranges="3b.G3:3b.G3 3b.G4:3b.G23 3b.H3:3b.H3 3b.H4:3b.H23 3b.I3:3b.I3 3b.I4:3b.I23 3b.J3:3b.J3 3b.J4:3b.J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34pt" svg:height="255.15pt" svg:x="446.37pt" svg:y="641.25pt">
            <draw:object draw:notify-on-update-of-ranges="3b.K3:3b.K3 3b.K4:3b.K23 3b.L3:3b.L3 3b.L4:3b.L23 3b.M3:3b.M3 3b.M4:3b.M23 3b.N3:3b.N3 3b.N4:3b.N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number-columns-repeated="4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number-columns-repeated="1010" table:default-cell-style-name="Default"/>
        <table:table-row table:style-name="ro1">
          <table:table-cell table:style-name="ce1"/>
          <table:table-cell table:style-name="ce3" office:value-type="string" calcext:value-type="string">
            <text:p>Sample Size=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3" table:number-columns-repeated="5"/>
          <table:table-cell table:number-columns-repeated="2"/>
          <table:table-cell table:number-columns-repeated="2" office:value-type="string" calcext:value-type="string">
            <text:p>MEAN</text:p>
          </table:table-cell>
          <table:table-cell table:number-columns-repeated="2"/>
          <table:table-cell table:number-columns-repeated="2" office:value-type="string" calcext:value-type="string">
            <text:p>RANGE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Sample</text:p>
          </table:table-cell>
          <table:table-cell table:style-name="ce3" office:value-type="string" calcext:value-type="string">
            <text:p>Observation 1</text:p>
          </table:table-cell>
          <table:table-cell table:style-name="ce3" office:value-type="string" calcext:value-type="string">
            <text:p>Observation 2</text:p>
          </table:table-cell>
          <table:table-cell table:style-name="ce3" office:value-type="string" calcext:value-type="string">
            <text:p>Observation 3</text:p>
          </table:table-cell>
          <table:table-cell table:style-name="ce3" office:value-type="string" calcext:value-type="string">
            <text:p>Observation 4</text:p>
          </table:table-cell>
          <table:table-cell table:style-name="ce3" office:value-type="string" calcext:value-type="string">
            <text:p>Observation 5</text:p>
          </table:table-cell>
          <table:table-cell office:value-type="string" calcext:value-type="string">
            <text:p>xbar_i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s_i</text:p>
          </table:table-cell>
          <table:table-cell office:value-type="string" calcext:value-type="string">
            <text:p>s_bar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LCL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50" calcext:value-type="float">
            <text:p>50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AVERAGE([.B4:.F4])" office:value-type="float" office:value="8" calcext:value-type="float">
            <text:p>8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STDEV([.B4:.F4])" office:value-type="float" office:value="33.466401061363" calcext:value-type="float">
            <text:p>33.466401061363</text:p>
          </table:table-cell>
          <table:table-cell table:formula="of:=[.$G$26]" office:value-type="float" office:value="25.2304557040491" calcext:value-type="float">
            <text:p>25.2304557040491</text:p>
          </table:table-cell>
          <table:table-cell table:formula="of:=[.$C$29]" office:value-type="float" office:value="52.7064219657587" calcext:value-type="float">
            <text:p>52.7064219657587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60" calcext:value-type="float">
            <text:p>-60</text:p>
          </table:table-cell>
          <table:table-cell office:value-type="float" office:value="-20" calcext:value-type="float">
            <text:p>-20</text:p>
          </table:table-cell>
          <table:table-cell office:value-type="float" office:value="30" calcext:value-type="float">
            <text:p>30</text:p>
          </table:table-cell>
          <table:table-cell table:formula="of:=AVERAGE([.B5:.F5])" office:value-type="float" office:value="0" calcext:value-type="float">
            <text:p>0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STDEV([.B5:.F5])" office:value-type="float" office:value="43.0116263352131" calcext:value-type="float">
            <text:p>43.0116263352131</text:p>
          </table:table-cell>
          <table:table-cell table:formula="of:=[.$G$26]" office:value-type="float" office:value="25.2304557040491" calcext:value-type="float">
            <text:p>25.2304557040491</text:p>
          </table:table-cell>
          <table:table-cell table:formula="of:=[.$C$29]" office:value-type="float" office:value="52.7064219657587" calcext:value-type="float">
            <text:p>52.7064219657587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-50" calcext:value-type="float">
            <text:p>-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AVERAGE([.B6:.F6])" office:value-type="float" office:value="6" calcext:value-type="float">
            <text:p>6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STDEV([.B6:.F6])" office:value-type="float" office:value="32.0936130717624" calcext:value-type="float">
            <text:p>32.0936130717624</text:p>
          </table:table-cell>
          <table:table-cell table:formula="of:=[.$G$26]" office:value-type="float" office:value="25.2304557040491" calcext:value-type="float">
            <text:p>25.2304557040491</text:p>
          </table:table-cell>
          <table:table-cell table:formula="of:=[.$C$29]" office:value-type="float" office:value="52.7064219657587" calcext:value-type="float">
            <text:p>52.7064219657587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 table:formula="of:=AVERAGE([.B7:.F7])" office:value-type="float" office:value="8" calcext:value-type="float">
            <text:p>8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STDEV([.B7:.F7])" office:value-type="float" office:value="30.3315017762062" calcext:value-type="float">
            <text:p>30.3315017762062</text:p>
          </table:table-cell>
          <table:table-cell table:formula="of:=[.$G$26]" office:value-type="float" office:value="25.2304557040491" calcext:value-type="float">
            <text:p>25.2304557040491</text:p>
          </table:table-cell>
          <table:table-cell table:formula="of:=[.$C$29]" office:value-type="float" office:value="52.7064219657587" calcext:value-type="float">
            <text:p>52.7064219657587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VERAGE([.B8:.F8])" office:value-type="float" office:value="12" calcext:value-type="float">
            <text:p>12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STDEV([.B8:.F8])" office:value-type="float" office:value="32.7108544675922" calcext:value-type="float">
            <text:p>32.7108544675922</text:p>
          </table:table-cell>
          <table:table-cell table:formula="of:=[.$G$26]" office:value-type="float" office:value="25.2304557040491" calcext:value-type="float">
            <text:p>25.2304557040491</text:p>
          </table:table-cell>
          <table:table-cell table:formula="of:=[.$C$29]" office:value-type="float" office:value="52.7064219657587" calcext:value-type="float">
            <text:p>52.7064219657587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-40" calcext:value-type="float">
            <text:p>-40</text:p>
          </table:table-cell>
          <table:table-cell office:value-type="float" office:value="20" calcext:value-type="float">
            <text:p>20</text:p>
          </table:table-cell>
          <table:table-cell table:formula="of:=AVERAGE([.B9:.F9])" office:value-type="float" office:value="4" calcext:value-type="float">
            <text:p>4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STDEV([.B9:.F9])" office:value-type="float" office:value="29.6647939483827" calcext:value-type="float">
            <text:p>29.6647939483827</text:p>
          </table:table-cell>
          <table:table-cell table:formula="of:=[.$G$26]" office:value-type="float" office:value="25.2304557040491" calcext:value-type="float">
            <text:p>25.2304557040491</text:p>
          </table:table-cell>
          <table:table-cell table:formula="of:=[.$C$29]" office:value-type="float" office:value="52.7064219657587" calcext:value-type="float">
            <text:p>52.7064219657587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table:formula="of:=AVERAGE([.B10:.F10])" office:value-type="float" office:value="-2" calcext:value-type="float">
            <text:p>-2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STDEV([.B10:.F10])" office:value-type="float" office:value="14.8323969741913" calcext:value-type="float">
            <text:p>14.8323969741913</text:p>
          </table:table-cell>
          <table:table-cell table:formula="of:=[.$G$26]" office:value-type="float" office:value="25.2304557040491" calcext:value-type="float">
            <text:p>25.2304557040491</text:p>
          </table:table-cell>
          <table:table-cell table:formula="of:=[.$C$29]" office:value-type="float" office:value="52.7064219657587" calcext:value-type="float">
            <text:p>52.7064219657587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AVERAGE([.B11:.F11])" office:value-type="float" office:value="12" calcext:value-type="float">
            <text:p>12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STDEV([.B11:.F11])" office:value-type="float" office:value="38.9871773792359" calcext:value-type="float">
            <text:p>38.9871773792359</text:p>
          </table:table-cell>
          <table:table-cell table:formula="of:=[.$G$26]" office:value-type="float" office:value="25.2304557040491" calcext:value-type="float">
            <text:p>25.2304557040491</text:p>
          </table:table-cell>
          <table:table-cell table:formula="of:=[.$C$29]" office:value-type="float" office:value="52.7064219657587" calcext:value-type="float">
            <text:p>52.7064219657587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formula="of:=AVERAGE([.B12:.F12])" office:value-type="float" office:value="2" calcext:value-type="float">
            <text:p>2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STDEV([.B12:.F12])" office:value-type="float" office:value="14.8323969741913" calcext:value-type="float">
            <text:p>14.8323969741913</text:p>
          </table:table-cell>
          <table:table-cell table:formula="of:=[.$G$26]" office:value-type="float" office:value="25.2304557040491" calcext:value-type="float">
            <text:p>25.2304557040491</text:p>
          </table:table-cell>
          <table:table-cell table:formula="of:=[.$C$29]" office:value-type="float" office:value="52.7064219657587" calcext:value-type="float">
            <text:p>52.7064219657587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AVERAGE([.B13:.F13])" office:value-type="float" office:value="24" calcext:value-type="float">
            <text:p>24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STDEV([.B13:.F13])" office:value-type="float" office:value="16.7332005306815" calcext:value-type="float">
            <text:p>16.7332005306815</text:p>
          </table:table-cell>
          <table:table-cell table:formula="of:=[.$G$26]" office:value-type="float" office:value="25.2304557040491" calcext:value-type="float">
            <text:p>25.2304557040491</text:p>
          </table:table-cell>
          <table:table-cell table:formula="of:=[.$C$29]" office:value-type="float" office:value="52.7064219657587" calcext:value-type="float">
            <text:p>52.7064219657587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AVERAGE([.B14:.F14])" office:value-type="float" office:value="16" calcext:value-type="float">
            <text:p>16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STDEV([.B14:.F14])" office:value-type="float" office:value="16.7332005306815" calcext:value-type="float">
            <text:p>16.7332005306815</text:p>
          </table:table-cell>
          <table:table-cell table:formula="of:=[.$G$26]" office:value-type="float" office:value="25.2304557040491" calcext:value-type="float">
            <text:p>25.2304557040491</text:p>
          </table:table-cell>
          <table:table-cell table:formula="of:=[.$C$29]" office:value-type="float" office:value="52.7064219657587" calcext:value-type="float">
            <text:p>52.7064219657587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AVERAGE([.B15:.F15])" office:value-type="float" office:value="26" calcext:value-type="float">
            <text:p>26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STDEV([.B15:.F15])" office:value-type="float" office:value="11.4017542509914" calcext:value-type="float">
            <text:p>11.4017542509914</text:p>
          </table:table-cell>
          <table:table-cell table:formula="of:=[.$G$26]" office:value-type="float" office:value="25.2304557040491" calcext:value-type="float">
            <text:p>25.2304557040491</text:p>
          </table:table-cell>
          <table:table-cell table:formula="of:=[.$C$29]" office:value-type="float" office:value="52.7064219657587" calcext:value-type="float">
            <text:p>52.7064219657587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AVERAGE([.B16:.F16])" office:value-type="float" office:value="4" calcext:value-type="float">
            <text:p>4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STDEV([.B16:.F16])" office:value-type="float" office:value="21.9089023002066" calcext:value-type="float">
            <text:p>21.9089023002066</text:p>
          </table:table-cell>
          <table:table-cell table:formula="of:=[.$G$26]" office:value-type="float" office:value="25.2304557040491" calcext:value-type="float">
            <text:p>25.2304557040491</text:p>
          </table:table-cell>
          <table:table-cell table:formula="of:=[.$C$29]" office:value-type="float" office:value="52.7064219657587" calcext:value-type="float">
            <text:p>52.7064219657587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office:value-type="float" office:value="-30" calcext:value-type="float">
            <text:p>-30</text:p>
          </table:table-cell>
          <table:table-cell table:formula="of:=AVERAGE([.B17:.F17])" office:value-type="float" office:value="6" calcext:value-type="float">
            <text:p>6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STDEV([.B17:.F17])" office:value-type="float" office:value="32.86335345031" calcext:value-type="float">
            <text:p>32.86335345031</text:p>
          </table:table-cell>
          <table:table-cell table:formula="of:=[.$G$26]" office:value-type="float" office:value="25.2304557040491" calcext:value-type="float">
            <text:p>25.2304557040491</text:p>
          </table:table-cell>
          <table:table-cell table:formula="of:=[.$C$29]" office:value-type="float" office:value="52.7064219657587" calcext:value-type="float">
            <text:p>52.7064219657587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AVERAGE([.B18:.F18])" office:value-type="float" office:value="18" calcext:value-type="float">
            <text:p>18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STDEV([.B18:.F18])" office:value-type="float" office:value="25.8843582110896" calcext:value-type="float">
            <text:p>25.8843582110896</text:p>
          </table:table-cell>
          <table:table-cell table:formula="of:=[.$G$26]" office:value-type="float" office:value="25.2304557040491" calcext:value-type="float">
            <text:p>25.2304557040491</text:p>
          </table:table-cell>
          <table:table-cell table:formula="of:=[.$C$29]" office:value-type="float" office:value="52.7064219657587" calcext:value-type="float">
            <text:p>52.7064219657587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AVERAGE([.B19:.F19])" office:value-type="float" office:value="4" calcext:value-type="float">
            <text:p>4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STDEV([.B19:.F19])" office:value-type="float" office:value="15.1657508881031" calcext:value-type="float">
            <text:p>15.1657508881031</text:p>
          </table:table-cell>
          <table:table-cell table:formula="of:=[.$G$26]" office:value-type="float" office:value="25.2304557040491" calcext:value-type="float">
            <text:p>25.2304557040491</text:p>
          </table:table-cell>
          <table:table-cell table:formula="of:=[.$C$29]" office:value-type="float" office:value="52.7064219657587" calcext:value-type="float">
            <text:p>52.7064219657587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-20" calcext:value-type="float">
            <text:p>-20</text:p>
          </table:table-cell>
          <table:table-cell table:formula="of:=AVERAGE([.B20:.F20])" office:value-type="float" office:value="16" calcext:value-type="float">
            <text:p>16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STDEV([.B20:.F20])" office:value-type="float" office:value="20.7364413533277" calcext:value-type="float">
            <text:p>20.7364413533277</text:p>
          </table:table-cell>
          <table:table-cell table:formula="of:=[.$G$26]" office:value-type="float" office:value="25.2304557040491" calcext:value-type="float">
            <text:p>25.2304557040491</text:p>
          </table:table-cell>
          <table:table-cell table:formula="of:=[.$C$29]" office:value-type="float" office:value="52.7064219657587" calcext:value-type="float">
            <text:p>52.7064219657587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AVERAGE([.B21:.F21])" office:value-type="float" office:value="16" calcext:value-type="float">
            <text:p>16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STDEV([.B21:.F21])" office:value-type="float" office:value="26.0768096208106" calcext:value-type="float">
            <text:p>26.0768096208106</text:p>
          </table:table-cell>
          <table:table-cell table:formula="of:=[.$G$26]" office:value-type="float" office:value="25.2304557040491" calcext:value-type="float">
            <text:p>25.2304557040491</text:p>
          </table:table-cell>
          <table:table-cell table:formula="of:=[.$C$29]" office:value-type="float" office:value="52.7064219657587" calcext:value-type="float">
            <text:p>52.7064219657587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AVERAGE([.B22:.F22])" office:value-type="float" office:value="20" calcext:value-type="float">
            <text:p>20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STDEV([.B22:.F22])" office:value-type="float" office:value="25.4950975679639" calcext:value-type="float">
            <text:p>25.4950975679639</text:p>
          </table:table-cell>
          <table:table-cell table:formula="of:=[.$G$26]" office:value-type="float" office:value="25.2304557040491" calcext:value-type="float">
            <text:p>25.2304557040491</text:p>
          </table:table-cell>
          <table:table-cell table:formula="of:=[.$C$29]" office:value-type="float" office:value="52.7064219657587" calcext:value-type="float">
            <text:p>52.7064219657587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AVERAGE([.B23:.F23])" office:value-type="float" office:value="18" calcext:value-type="float">
            <text:p>18</text:p>
          </table:table-cell>
          <table:table-cell table:formula="of:=[.$G$25]" office:value-type="float" office:value="10.9" calcext:value-type="float">
            <text:p>10.9</text:p>
          </table:table-cell>
          <table:table-cell office:value-type="float" office:value="47.5395" calcext:value-type="float">
            <text:p>47.5395</text:p>
          </table:table-cell>
          <table:table-cell office:value-type="float" office:value="-25.7395" calcext:value-type="float">
            <text:p>-25.7395</text:p>
          </table:table-cell>
          <table:table-cell table:formula="of:=STDEV([.B23:.F23])" office:value-type="float" office:value="21.6794833886788" calcext:value-type="float">
            <text:p>21.6794833886788</text:p>
          </table:table-cell>
          <table:table-cell table:formula="of:=[.$G$26]" office:value-type="float" office:value="25.2304557040491" calcext:value-type="float">
            <text:p>25.2304557040491</text:p>
          </table:table-cell>
          <table:table-cell table:formula="of:=[.$C$29]" office:value-type="float" office:value="52.7064219657587" calcext:value-type="float">
            <text:p>52.7064219657587</text:p>
          </table:table-cell>
          <table:table-cell table:formula="of:=[.$C$28]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X_bar_bar</text:p>
          </table:table-cell>
          <table:table-cell table:formula="of:=AVERAGE([.G4:.G23])" office:value-type="float" office:value="10.9" calcext:value-type="float">
            <text:p>10.9</text:p>
          </table:table-cell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s_bar</text:p>
          </table:table-cell>
          <table:table-cell table:formula="of:=AVERAGE([.K4:.K23])" office:value-type="float" office:value="25.2304557040491" calcext:value-type="float">
            <text:p>25.2304557040491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Default" office:value-type="string" calcext:value-type="string">
            <text:p>Deviation: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LCL=B_3*s_bar</text:p>
          </table:table-cell>
          <table:table-cell table:style-name="Default" table:formula="of:=[.G26]*0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UCL=B_4*s_bar</text:p>
          </table:table-cell>
          <table:table-cell table:style-name="Default" table:formula="of:=[.G26]*2.089" office:value-type="float" office:value="52.7064219657587" calcext:value-type="float">
            <text:p>52.7064219657587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Mean: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LCL=x_bar_bar-A_3*s_bar</text:p>
          </table:table-cell>
          <table:table-cell table:style-name="Default" table:formula="of:=[.G25]-[.G26]*1.427" office:value-type="float" office:value="-25.1038602896781" calcext:value-type="float">
            <text:p>-25.1038602896781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UCL=x_bar_bar+A_3*s_bar</text:p>
          </table:table-cell>
          <table:table-cell table:style-name="Default" table:formula="of:=[.G25]+[.G26]*1.427" office:value-type="float" office:value="46.9038602896781" calcext:value-type="float">
            <text:p>46.9038602896781</text:p>
          </table:table-cell>
          <table:table-cell table:style-name="Default" table:number-columns-repeated="3"/>
          <table:table-cell table:number-columns-repeated="1018"/>
        </table:table-row>
      </table:table>
      <table:table table:name="4" table:style-name="ta1">
        <table:shapes>
          <draw:frame draw:z-index="0" draw:style-name="gr1" draw:text-style-name="P1" svg:width="453.51pt" svg:height="255.09pt" svg:x="284.03pt" svg:y="407.14pt">
            <draw:object draw:notify-on-update-of-ranges="'4'.E3:'4'.E3 '4'.E4:'4'.E28 '4'.F3:'4'.F3 '4'.F4:'4'.F28 '4'.G3:'4'.G3 '4'.G4:'4'.G28 '4'.H3:'4'.H3 '4'.H4:'4'.H2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2.92pt" svg:height="255.26pt" svg:x="290.58pt" svg:y="677.65pt">
            <draw:object draw:notify-on-update-of-ranges="'4'.I3:'4'.I3 '4'.I4:'4'.I28 '4'.J3:'4'.J3 '4'.J4:'4'.J28 '4'.K3:'4'.K3 '4'.K4:'4'.K28 '4'.L3:'4'.L3 '4'.L4:'4'.L2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11" table:number-columns-repeated="2" table:default-cell-style-name="ce4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number-columns-repeated="1012" table:default-cell-style-name="Default"/>
        <table:table-row table:style-name="ro2">
          <table:table-cell table:style-name="ce1"/>
          <table:table-cell table:style-name="ce5" office:value-type="string" calcext:value-type="string">
            <text:p>Sample Size=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1"/>
          <table:table-cell table:style-name="ce5"/>
          <table:table-cell table:style-name="ce6" table:number-columns-repeated="2"/>
          <table:table-cell table:number-columns-repeated="2"/>
          <table:table-cell table:number-columns-repeated="2" office:value-type="string" calcext:value-type="string">
            <text:p>MEAN</text:p>
          </table:table-cell>
          <table:table-cell table:number-columns-repeated="2"/>
          <table:table-cell table:number-columns-repeated="2" office:value-type="string" calcext:value-type="string">
            <text:p>RANGE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Sample</text:p>
          </table:table-cell>
          <table:table-cell table:style-name="ce5" office:value-type="string" calcext:value-type="string">
            <text:p>Observation 1</text:p>
          </table:table-cell>
          <table:table-cell table:style-name="ce6" office:value-type="string" calcext:value-type="string">
            <text:p>Observation 2</text:p>
          </table:table-cell>
          <table:table-cell table:style-name="ce6" office:value-type="string" calcext:value-type="string">
            <text:p>Observation 3</text:p>
          </table:table-cell>
          <table:table-cell office:value-type="string" calcext:value-type="string">
            <text:p>xbar_i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R_i</text:p>
          </table:table-cell>
          <table:table-cell office:value-type="string" calcext:value-type="string">
            <text:p>R_bar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LCL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629" calcext:value-type="float">
            <text:p>0.0629</text:p>
          </table:table-cell>
          <table:table-cell table:style-name="ce7" office:value-type="float" office:value="0.0636" calcext:value-type="float">
            <text:p>0.0636</text:p>
          </table:table-cell>
          <table:table-cell table:style-name="ce7" office:value-type="float" office:value="0.064" calcext:value-type="float">
            <text:p>0.064</text:p>
          </table:table-cell>
          <table:table-cell table:formula="of:=AVERAGE([.B4:.D4])" office:value-type="float" office:value="0.0635" calcext:value-type="float">
            <text:p>0.0635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4:.D4])-MIN([.B4:.D4])" office:value-type="float" office:value="0.0011" calcext:value-type="float">
            <text:p>0.0011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622" calcext:value-type="float">
            <text:p>0.0622</text:p>
          </table:table-cell>
          <table:table-cell table:formula="of:=AVERAGE([.B5:.D5])" office:value-type="float" office:value="0.0627666666666667" calcext:value-type="float">
            <text:p>0.062766666666667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5:.D5])-MIN([.B5:.D5])" office:value-type="float" office:value="0.000899999999999998" calcext:value-type="float">
            <text:p>0.0009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633" calcext:value-type="float">
            <text:p>0.0633</text:p>
          </table:table-cell>
          <table:table-cell table:formula="of:=AVERAGE([.B6:.D6])" office:value-type="float" office:value="0.0630666666666667" calcext:value-type="float">
            <text:p>0.063066666666667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6:.D6])-MIN([.B6:.D6])" office:value-type="float" office:value="0.0005" calcext:value-type="float">
            <text:p>0.0005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31" calcext:value-type="float">
            <text:p>0.0631</text:p>
          </table:table-cell>
          <table:table-cell table:formula="of:=AVERAGE([.B7:.D7])" office:value-type="float" office:value="0.0631666666666667" calcext:value-type="float">
            <text:p>0.063166666666667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7:.D7])-MIN([.B7:.D7])" office:value-type="float" office:value="0.000399999999999998" calcext:value-type="float">
            <text:p>0.0004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619" calcext:value-type="float">
            <text:p>0.0619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63" calcext:value-type="float">
            <text:p>0.063</text:p>
          </table:table-cell>
          <table:table-cell table:formula="of:=AVERAGE([.B8:.D8])" office:value-type="float" office:value="0.0625666666666667" calcext:value-type="float">
            <text:p>0.062566666666667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8:.D8])-MIN([.B8:.D8])" office:value-type="float" office:value="0.0011" calcext:value-type="float">
            <text:p>0.0011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0634" calcext:value-type="float">
            <text:p>0.0634</text:p>
          </table:table-cell>
          <table:table-cell table:formula="of:=AVERAGE([.B9:.D9])" office:value-type="float" office:value="0.0625333333333333" calcext:value-type="float">
            <text:p>0.062533333333333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9:.D9])-MIN([.B9:.D9])" office:value-type="float" office:value="0.0021" calcext:value-type="float">
            <text:p>0.0021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625" calcext:value-type="float">
            <text:p>0.0625</text:p>
          </table:table-cell>
          <table:table-cell table:formula="of:=AVERAGE([.B10:.D10])" office:value-type="float" office:value="0.0631333333333333" calcext:value-type="float">
            <text:p>0.063133333333333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10:.D10])-MIN([.B10:.D10])" office:value-type="float" office:value="0.0014" calcext:value-type="float">
            <text:p>0.0014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622" calcext:value-type="float">
            <text:p>0.0622</text:p>
          </table:table-cell>
          <table:table-cell table:formula="of:=AVERAGE([.B11:.D11])" office:value-type="float" office:value="0.0625666666666667" calcext:value-type="float">
            <text:p>0.062566666666667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11:.D11])-MIN([.B11:.D11])" office:value-type="float" office:value="0.000600000000000003" calcext:value-type="float">
            <text:p>0.0006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633" calcext:value-type="float">
            <text:p>0.0633</text:p>
          </table:table-cell>
          <table:table-cell table:formula="of:=AVERAGE([.B12:.D12])" office:value-type="float" office:value="0.0627333333333333" calcext:value-type="float">
            <text:p>0.062733333333333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12:.D12])-MIN([.B12:.D12])" office:value-type="float" office:value="0.00100000000000001" calcext:value-type="float">
            <text:p>0.001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.0631" calcext:value-type="float">
            <text:p>0.0631</text:p>
          </table:table-cell>
          <table:table-cell office:value-type="float" office:value="0.0633" calcext:value-type="float">
            <text:p>0.0633</text:p>
          </table:table-cell>
          <table:table-cell table:formula="of:=AVERAGE([.B13:.D13])" office:value-type="float" office:value="0.0631666666666667" calcext:value-type="float">
            <text:p>0.063166666666667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13:.D13])-MIN([.B13:.D13])" office:value-type="float" office:value="0.000200000000000006" calcext:value-type="float">
            <text:p>0.0002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63" calcext:value-type="float">
            <text:p>0.063</text:p>
          </table:table-cell>
          <table:table-cell table:style-name="ce8" office:value-type="float" office:value="0.0638" calcext:value-type="float">
            <text:p>0.0638</text:p>
          </table:table-cell>
          <table:table-cell table:formula="of:=AVERAGE([.B14:.D14])" office:value-type="float" office:value="0.0634333333333333" calcext:value-type="float">
            <text:p>0.063433333333333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14:.D14])-MIN([.B14:.D14])" office:value-type="float" office:value="0.000800000000000009" calcext:value-type="float">
            <text:p>0.0008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623" calcext:value-type="float">
            <text:p>0.0623</text:p>
          </table:table-cell>
          <table:table-cell table:number-columns-repeated="2" office:value-type="float" office:value="0.063" calcext:value-type="float">
            <text:p>0.063</text:p>
          </table:table-cell>
          <table:table-cell table:formula="of:=AVERAGE([.B15:.D15])" office:value-type="float" office:value="0.0627666666666667" calcext:value-type="float">
            <text:p>0.062766666666667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15:.D15])-MIN([.B15:.D15])" office:value-type="float" office:value="0.000699999999999999" calcext:value-type="float">
            <text:p>0.0007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63" calcext:value-type="float">
            <text:p>0.063</text:p>
          </table:table-cell>
          <table:table-cell table:formula="of:=AVERAGE([.B16:.D16])" office:value-type="float" office:value="0.0632" calcext:value-type="float">
            <text:p>0.0632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16:.D16])-MIN([.B16:.D16])" office:value-type="float" office:value="0.0005" calcext:value-type="float">
            <text:p>0.0005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1" calcext:value-type="float">
            <text:p>0.0631</text:p>
          </table:table-cell>
          <table:table-cell table:formula="of:=AVERAGE([.B17:.D17])" office:value-type="float" office:value="0.0638666666666667" calcext:value-type="float">
            <text:p>0.063866666666667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17:.D17])-MIN([.B17:.D17])" office:value-type="float" office:value="0.0014" calcext:value-type="float">
            <text:p>0.0014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0619" calcext:value-type="float">
            <text:p>0.0619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0632" calcext:value-type="float">
            <text:p>0.0632</text:p>
          </table:table-cell>
          <table:table-cell table:formula="of:=AVERAGE([.B18:.D18])" office:value-type="float" office:value="0.0631666666666667" calcext:value-type="float">
            <text:p>0.063166666666667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18:.D18])-MIN([.B18:.D18])" office:value-type="float" office:value="0.0025" calcext:value-type="float">
            <text:p>0.0025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63" calcext:value-type="float">
            <text:p>0.063</text:p>
          </table:table-cell>
          <table:table-cell table:formula="of:=AVERAGE([.B19:.D19])" office:value-type="float" office:value="0.0629333333333333" calcext:value-type="float">
            <text:p>0.062933333333333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19:.D19])-MIN([.B19:.D19])" office:value-type="float" office:value="0.000399999999999998" calcext:value-type="float">
            <text:p>0.0004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0616" calcext:value-type="float">
            <text:p>0.0616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631" calcext:value-type="float">
            <text:p>0.0631</text:p>
          </table:table-cell>
          <table:table-cell table:formula="of:=AVERAGE([.B20:.D20])" office:value-type="float" office:value="0.0623333333333333" calcext:value-type="float">
            <text:p>0.062333333333333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20:.D20])-MIN([.B20:.D20])" office:value-type="float" office:value="0.0015" calcext:value-type="float">
            <text:p>0.0015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float" office:value="0.0626" calcext:value-type="float">
            <text:p>0.0626</text:p>
          </table:table-cell>
          <table:table-cell table:formula="of:=AVERAGE([.B21:.D21])" office:value-type="float" office:value="0.0628666666666667" calcext:value-type="float">
            <text:p>0.062866666666667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21:.D21])-MIN([.B21:.D21])" office:value-type="float" office:value="0.000399999999999998" calcext:value-type="float">
            <text:p>0.0004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629" calcext:value-type="float">
            <text:p>0.0629</text:p>
          </table:table-cell>
          <table:table-cell table:formula="of:=AVERAGE([.B22:.D22])" office:value-type="float" office:value="0.0632" calcext:value-type="float">
            <text:p>0.0632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22:.D22])-MIN([.B22:.D22])" office:value-type="float" office:value="0.000700000000000006" calcext:value-type="float">
            <text:p>0.0007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629" calcext:value-type="float">
            <text:p>0.0629</text:p>
          </table:table-cell>
          <table:table-cell table:formula="of:=AVERAGE([.B23:.D23])" office:value-type="float" office:value="0.0634666666666667" calcext:value-type="float">
            <text:p>0.063466666666667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23:.D23])-MIN([.B23:.D23])" office:value-type="float" office:value="0.0011" calcext:value-type="float">
            <text:p>0.0011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16" calcext:value-type="float">
            <text:p>0.0616</text:p>
          </table:table-cell>
          <table:table-cell table:formula="of:=AVERAGE([.B24:.D24])" office:value-type="float" office:value="0.0623" calcext:value-type="float">
            <text:p>0.0623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24:.D24])-MIN([.B24:.D24])" office:value-type="float" office:value="0.00120000000000001" calcext:value-type="float">
            <text:p>0.0012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19" calcext:value-type="float">
            <text:p>0.0619</text:p>
          </table:table-cell>
          <table:table-cell table:formula="of:=AVERAGE([.B25:.D25])" office:value-type="float" office:value="0.0619666666666667" calcext:value-type="float">
            <text:p>0.061966666666667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25:.D25])-MIN([.B25:.D25])" office:value-type="float" office:value="0.000999999999999994" calcext:value-type="float">
            <text:p>0.001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63" calcext:value-type="float">
            <text:p>0.063</text:p>
          </table:table-cell>
          <table:table-cell table:formula="of:=AVERAGE([.B26:.D26])" office:value-type="float" office:value="0.0630666666666667" calcext:value-type="float">
            <text:p>0.063066666666667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26:.D26])-MIN([.B26:.D26])" office:value-type="float" office:value="0.000200000000000006" calcext:value-type="float">
            <text:p>0.0002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0635" calcext:value-type="float">
            <text:p>0.0635</text:p>
          </table:table-cell>
          <table:table-cell table:formula="of:=AVERAGE([.B27:.D27])" office:value-type="float" office:value="0.0633" calcext:value-type="float">
            <text:p>0.0633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27:.D27])-MIN([.B27:.D27])" office:value-type="float" office:value="0.000600000000000003" calcext:value-type="float">
            <text:p>0.0006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063" calcext:value-type="float">
            <text:p>0.063</text:p>
          </table:table-cell>
          <table:table-cell table:formula="of:=AVERAGE([.B28:.D28])" office:value-type="float" office:value="0.0627333333333333" calcext:value-type="float">
            <text:p>0.062733333333333</text:p>
          </table:table-cell>
          <table:table-cell table:formula="of:=[.$E$30]" office:value-type="float" office:value="0.062952" calcext:value-type="float">
            <text:p>0.062952</text:p>
          </table:table-cell>
          <table:table-cell table:formula="of:=[.$C$39]" office:value-type="float" office:value="0.06389316" calcext:value-type="float">
            <text:p>0.06389316</text:p>
          </table:table-cell>
          <table:table-cell table:formula="of:=[.$C$38]" office:value-type="float" office:value="0.06201084" calcext:value-type="float">
            <text:p>0.06201084</text:p>
          </table:table-cell>
          <table:table-cell table:formula="of:=MAX([.B28:.D28])-MIN([.B28:.D28])" office:value-type="float" office:value="0.000699999999999999" calcext:value-type="float">
            <text:p>0.0007</text:p>
          </table:table-cell>
          <table:table-cell table:formula="of:=[.$E$31]" office:value-type="float" office:value="0.000920000000000001" calcext:value-type="float">
            <text:p>0.00092</text:p>
          </table:table-cell>
          <table:table-cell table:formula="of:=[.$C$35]" office:value-type="float" office:value="0.00236808" calcext:value-type="float">
            <text:p>0.00236808</text:p>
          </table:table-cell>
          <table:table-cell table:formula="of:=[.$C$3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x_bar_bar</text:p>
          </table:table-cell>
          <table:table-cell table:formula="of:=AVERAGE([.E4:.E28])" office:value-type="float" office:value="0.062952" calcext:value-type="float">
            <text:p>0.062952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R_bar</text:p>
          </table:table-cell>
          <table:table-cell table:formula="of:=AVERAGE([.I4:.I28])" office:value-type="float" office:value="0.000920000000000001" calcext:value-type="float">
            <text:p>0.00092</text:p>
          </table:table-cell>
          <table:table-cell table:number-columns-repeated="1019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Default"/>
          <table:table-cell table:style-name="Default" office:value-type="string" calcext:value-type="string">
            <text:p>Range: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Default"/>
          <table:table-cell table:style-name="Default" office:value-type="string" calcext:value-type="string">
            <text:p>LCL=R_bar*D_3</text:p>
          </table:table-cell>
          <table:table-cell table:style-name="Default" table:formula="of:=[.G32]*0"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Default" office:value-type="string" calcext:value-type="string">
            <text:p>UCL=R_bar*D_4</text:p>
          </table:table-cell>
          <table:table-cell table:style-name="Default" table:formula="of:=[.E31]*2.574" office:value-type="float" office:value="0.00236808" calcext:value-type="float">
            <text:p>0.00236808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Default"/>
          <table:table-cell table:style-name="Default" office:value-type="string" calcext:value-type="string">
            <text:p>Mean: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Default"/>
          <table:table-cell table:style-name="Default" office:value-type="string" calcext:value-type="string">
            <text:p>LCL=x_bar_bar-A_2R_bar</text:p>
          </table:table-cell>
          <table:table-cell table:style-name="Default" table:formula="of:=[.E30]-[.E31]*1.023" office:value-type="float" office:value="0.06201084" calcext:value-type="float">
            <text:p>0.06201084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Default" office:value-type="string" calcext:value-type="string">
            <text:p>UCL=x_bar_bar+A_2R_bar</text:p>
          </table:table-cell>
          <table:table-cell table:style-name="Default" table:formula="of:=[.E30]+[.E31]*1.023" office:value-type="float" office:value="0.06389316" calcext:value-type="float">
            <text:p>0.06389316</text:p>
          </table:table-cell>
          <table:table-cell table:style-name="Default"/>
          <table:table-cell table:number-columns-repeated="1020"/>
        </table:table-row>
      </table:table>
      <table:table table:name="5" table:style-name="ta1">
        <table:shapes>
          <draw:frame draw:z-index="0" draw:style-name="gr1" draw:text-style-name="P1" svg:width="453.51pt" svg:height="255.23pt" svg:x="245.03pt" svg:y="311.73pt">
            <draw:object draw:notify-on-update-of-ranges="'5'.B3:'5'.B3 '5'.B4:'5'.B23 '5'.D3:'5'.D3 '5'.D4:'5'.D23 '5'.E3:'5'.E3 '5'.E4:'5'.E23 '5'.F3:'5'.F3 '5'.F4:'5'.F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23pt" svg:x="238.79pt" svg:y="577.47pt">
            <draw:object draw:notify-on-update-of-ranges="'5'.C3:'5'.C3 '5'.C4:'5'.C23 '5'.G3:'5'.G3 '5'.G4:'5'.G23 '5'.H3:'5'.H3 '5'.H4:'5'.H23 '5'.I3:'5'.I3 '5'.I4:'5'.I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default-cell-style-name="ce2"/>
        <table:table-column table:style-name="co15" table:default-cell-style-name="ce4"/>
        <table:table-column table:style-name="co16" table:default-cell-style-name="ce4"/>
        <table:table-column table:style-name="co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0" table:number-columns-repeated="1015" table:default-cell-style-name="Default"/>
        <table:table-row table:style-name="ro2">
          <table:table-cell table:style-name="ce1"/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1"/>
          <table:table-cell table:style-name="ce5" table:number-columns-repeated="2"/>
          <table:table-cell/>
          <table:table-cell table:number-columns-repeated="2" office:value-type="string" calcext:value-type="string">
            <text:p>MEAN</text:p>
          </table:table-cell>
          <table:table-cell/>
          <table:table-cell table:number-columns-repeated="2" office:value-type="string" calcext:value-type="string">
            <text:p>RANGE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Sample</text:p>
          </table:table-cell>
          <table:table-cell table:style-name="ce5" office:value-type="string" calcext:value-type="string">
            <text:p>Sample X bar</text:p>
          </table:table-cell>
          <table:table-cell table:style-name="ce5" office:value-type="string" calcext:value-type="string">
            <text:p>Sample Rang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R_bar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LCL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.3</text:p>
          </table:table-cell>
          <table:table-cell office:value-type="float" office:value="2" calcext:value-type="float">
            <text:p>2</text:p>
          </table:table-cell>
          <table:table-cell table:formula="of:=[.$B$27]" office:value-type="float" office:value="7.57" calcext:value-type="float">
            <text:p>7.57</text:p>
          </table:table-cell>
          <table:table-cell table:formula="of:=[.$B$37]" office:value-type="float" office:value="13.492" calcext:value-type="float">
            <text:p>13.492</text:p>
          </table:table-cell>
          <table:table-cell table:formula="of:=[.$B$36]" office:value-type="float" office:value="1.648" calcext:value-type="float">
            <text:p>1.648</text:p>
          </table:table-cell>
          <table:table-cell table:formula="of:=[.$B$28]" office:value-type="float" office:value="3.15" calcext:value-type="float">
            <text:p>3.15</text:p>
          </table:table-cell>
          <table:table-cell table:formula="of:=[.$B$33]" office:value-type="float" office:value="10.29105" calcext:value-type="float">
            <text:p>10.29105</text:p>
          </table:table-cell>
          <table:table-cell table:formula="of:=[.$B$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.1" calcext:value-type="float">
            <text:p>8.1</text:p>
          </table:table-cell>
          <table:table-cell office:value-type="float" office:value="3" calcext:value-type="float">
            <text:p>3</text:p>
          </table:table-cell>
          <table:table-cell table:formula="of:=[.$B$27]" office:value-type="float" office:value="7.57" calcext:value-type="float">
            <text:p>7.57</text:p>
          </table:table-cell>
          <table:table-cell table:formula="of:=[.$B$37]" office:value-type="float" office:value="13.492" calcext:value-type="float">
            <text:p>13.492</text:p>
          </table:table-cell>
          <table:table-cell table:formula="of:=[.$B$36]" office:value-type="float" office:value="1.648" calcext:value-type="float">
            <text:p>1.648</text:p>
          </table:table-cell>
          <table:table-cell table:formula="of:=[.$B$28]" office:value-type="float" office:value="3.15" calcext:value-type="float">
            <text:p>3.15</text:p>
          </table:table-cell>
          <table:table-cell table:formula="of:=[.$B$33]" office:value-type="float" office:value="10.29105" calcext:value-type="float">
            <text:p>10.29105</text:p>
          </table:table-cell>
          <table:table-cell table:formula="of:=[.$B$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table:formula="of:=[.$B$27]" office:value-type="float" office:value="7.57" calcext:value-type="float">
            <text:p>7.57</text:p>
          </table:table-cell>
          <table:table-cell table:formula="of:=[.$B$37]" office:value-type="float" office:value="13.492" calcext:value-type="float">
            <text:p>13.492</text:p>
          </table:table-cell>
          <table:table-cell table:formula="of:=[.$B$36]" office:value-type="float" office:value="1.648" calcext:value-type="float">
            <text:p>1.648</text:p>
          </table:table-cell>
          <table:table-cell table:formula="of:=[.$B$28]" office:value-type="float" office:value="3.15" calcext:value-type="float">
            <text:p>3.15</text:p>
          </table:table-cell>
          <table:table-cell table:formula="of:=[.$B$33]" office:value-type="float" office:value="10.29105" calcext:value-type="float">
            <text:p>10.29105</text:p>
          </table:table-cell>
          <table:table-cell table:formula="of:=[.$B$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5" calcext:value-type="float">
            <text:p>5</text:p>
          </table:table-cell>
          <table:table-cell table:formula="of:=[.$B$27]" office:value-type="float" office:value="7.57" calcext:value-type="float">
            <text:p>7.57</text:p>
          </table:table-cell>
          <table:table-cell table:formula="of:=[.$B$37]" office:value-type="float" office:value="13.492" calcext:value-type="float">
            <text:p>13.492</text:p>
          </table:table-cell>
          <table:table-cell table:formula="of:=[.$B$36]" office:value-type="float" office:value="1.648" calcext:value-type="float">
            <text:p>1.648</text:p>
          </table:table-cell>
          <table:table-cell table:formula="of:=[.$B$28]" office:value-type="float" office:value="3.15" calcext:value-type="float">
            <text:p>3.15</text:p>
          </table:table-cell>
          <table:table-cell table:formula="of:=[.$B$33]" office:value-type="float" office:value="10.29105" calcext:value-type="float">
            <text:p>10.29105</text:p>
          </table:table-cell>
          <table:table-cell table:formula="of:=[.$B$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table:formula="of:=[.$B$27]" office:value-type="float" office:value="7.57" calcext:value-type="float">
            <text:p>7.57</text:p>
          </table:table-cell>
          <table:table-cell table:formula="of:=[.$B$37]" office:value-type="float" office:value="13.492" calcext:value-type="float">
            <text:p>13.492</text:p>
          </table:table-cell>
          <table:table-cell table:formula="of:=[.$B$36]" office:value-type="float" office:value="1.648" calcext:value-type="float">
            <text:p>1.648</text:p>
          </table:table-cell>
          <table:table-cell table:formula="of:=[.$B$28]" office:value-type="float" office:value="3.15" calcext:value-type="float">
            <text:p>3.15</text:p>
          </table:table-cell>
          <table:table-cell table:formula="of:=[.$B$33]" office:value-type="float" office:value="10.29105" calcext:value-type="float">
            <text:p>10.29105</text:p>
          </table:table-cell>
          <table:table-cell table:formula="of:=[.$B$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table:formula="of:=[.$B$27]" office:value-type="float" office:value="7.57" calcext:value-type="float">
            <text:p>7.57</text:p>
          </table:table-cell>
          <table:table-cell table:formula="of:=[.$B$37]" office:value-type="float" office:value="13.492" calcext:value-type="float">
            <text:p>13.492</text:p>
          </table:table-cell>
          <table:table-cell table:formula="of:=[.$B$36]" office:value-type="float" office:value="1.648" calcext:value-type="float">
            <text:p>1.648</text:p>
          </table:table-cell>
          <table:table-cell table:formula="of:=[.$B$28]" office:value-type="float" office:value="3.15" calcext:value-type="float">
            <text:p>3.15</text:p>
          </table:table-cell>
          <table:table-cell table:formula="of:=[.$B$33]" office:value-type="float" office:value="10.29105" calcext:value-type="float">
            <text:p>10.29105</text:p>
          </table:table-cell>
          <table:table-cell table:formula="of:=[.$B$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$B$27]" office:value-type="float" office:value="7.57" calcext:value-type="float">
            <text:p>7.57</text:p>
          </table:table-cell>
          <table:table-cell table:formula="of:=[.$B$37]" office:value-type="float" office:value="13.492" calcext:value-type="float">
            <text:p>13.492</text:p>
          </table:table-cell>
          <table:table-cell table:formula="of:=[.$B$36]" office:value-type="float" office:value="1.648" calcext:value-type="float">
            <text:p>1.648</text:p>
          </table:table-cell>
          <table:table-cell table:formula="of:=[.$B$28]" office:value-type="float" office:value="3.15" calcext:value-type="float">
            <text:p>3.15</text:p>
          </table:table-cell>
          <table:table-cell table:formula="of:=[.$B$33]" office:value-type="float" office:value="10.29105" calcext:value-type="float">
            <text:p>10.29105</text:p>
          </table:table-cell>
          <table:table-cell table:formula="of:=[.$B$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table:formula="of:=[.$B$27]" office:value-type="float" office:value="7.57" calcext:value-type="float">
            <text:p>7.57</text:p>
          </table:table-cell>
          <table:table-cell table:formula="of:=[.$B$37]" office:value-type="float" office:value="13.492" calcext:value-type="float">
            <text:p>13.492</text:p>
          </table:table-cell>
          <table:table-cell table:formula="of:=[.$B$36]" office:value-type="float" office:value="1.648" calcext:value-type="float">
            <text:p>1.648</text:p>
          </table:table-cell>
          <table:table-cell table:formula="of:=[.$B$28]" office:value-type="float" office:value="3.15" calcext:value-type="float">
            <text:p>3.15</text:p>
          </table:table-cell>
          <table:table-cell table:formula="of:=[.$B$33]" office:value-type="float" office:value="10.29105" calcext:value-type="float">
            <text:p>10.29105</text:p>
          </table:table-cell>
          <table:table-cell table:formula="of:=[.$B$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table:formula="of:=[.$B$27]" office:value-type="float" office:value="7.57" calcext:value-type="float">
            <text:p>7.57</text:p>
          </table:table-cell>
          <table:table-cell table:formula="of:=[.$B$37]" office:value-type="float" office:value="13.492" calcext:value-type="float">
            <text:p>13.492</text:p>
          </table:table-cell>
          <table:table-cell table:formula="of:=[.$B$36]" office:value-type="float" office:value="1.648" calcext:value-type="float">
            <text:p>1.648</text:p>
          </table:table-cell>
          <table:table-cell table:formula="of:=[.$B$28]" office:value-type="float" office:value="3.15" calcext:value-type="float">
            <text:p>3.15</text:p>
          </table:table-cell>
          <table:table-cell table:formula="of:=[.$B$33]" office:value-type="float" office:value="10.29105" calcext:value-type="float">
            <text:p>10.29105</text:p>
          </table:table-cell>
          <table:table-cell table:formula="of:=[.$B$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table:formula="of:=[.$B$27]" office:value-type="float" office:value="7.57" calcext:value-type="float">
            <text:p>7.57</text:p>
          </table:table-cell>
          <table:table-cell table:formula="of:=[.$B$37]" office:value-type="float" office:value="13.492" calcext:value-type="float">
            <text:p>13.492</text:p>
          </table:table-cell>
          <table:table-cell table:formula="of:=[.$B$36]" office:value-type="float" office:value="1.648" calcext:value-type="float">
            <text:p>1.648</text:p>
          </table:table-cell>
          <table:table-cell table:formula="of:=[.$B$28]" office:value-type="float" office:value="3.15" calcext:value-type="float">
            <text:p>3.15</text:p>
          </table:table-cell>
          <table:table-cell table:formula="of:=[.$B$33]" office:value-type="float" office:value="10.29105" calcext:value-type="float">
            <text:p>10.29105</text:p>
          </table:table-cell>
          <table:table-cell table:formula="of:=[.$B$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3" calcext:value-type="float">
            <text:p>3</text:p>
          </table:table-cell>
          <table:table-cell table:formula="of:=[.$B$27]" office:value-type="float" office:value="7.57" calcext:value-type="float">
            <text:p>7.57</text:p>
          </table:table-cell>
          <table:table-cell table:formula="of:=[.$B$37]" office:value-type="float" office:value="13.492" calcext:value-type="float">
            <text:p>13.492</text:p>
          </table:table-cell>
          <table:table-cell table:formula="of:=[.$B$36]" office:value-type="float" office:value="1.648" calcext:value-type="float">
            <text:p>1.648</text:p>
          </table:table-cell>
          <table:table-cell table:formula="of:=[.$B$28]" office:value-type="float" office:value="3.15" calcext:value-type="float">
            <text:p>3.15</text:p>
          </table:table-cell>
          <table:table-cell table:formula="of:=[.$B$33]" office:value-type="float" office:value="10.29105" calcext:value-type="float">
            <text:p>10.29105</text:p>
          </table:table-cell>
          <table:table-cell table:formula="of:=[.$B$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.1" calcext:value-type="float">
            <text:p>9.1</text:p>
          </table:table-cell>
          <table:table-cell office:value-type="float" office:value="5" calcext:value-type="float">
            <text:p>5</text:p>
          </table:table-cell>
          <table:table-cell table:formula="of:=[.$B$27]" office:value-type="float" office:value="7.57" calcext:value-type="float">
            <text:p>7.57</text:p>
          </table:table-cell>
          <table:table-cell table:formula="of:=[.$B$37]" office:value-type="float" office:value="13.492" calcext:value-type="float">
            <text:p>13.492</text:p>
          </table:table-cell>
          <table:table-cell table:formula="of:=[.$B$36]" office:value-type="float" office:value="1.648" calcext:value-type="float">
            <text:p>1.648</text:p>
          </table:table-cell>
          <table:table-cell table:formula="of:=[.$B$28]" office:value-type="float" office:value="3.15" calcext:value-type="float">
            <text:p>3.15</text:p>
          </table:table-cell>
          <table:table-cell table:formula="of:=[.$B$33]" office:value-type="float" office:value="10.29105" calcext:value-type="float">
            <text:p>10.29105</text:p>
          </table:table-cell>
          <table:table-cell table:formula="of:=[.$B$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table:formula="of:=[.$B$27]" office:value-type="float" office:value="7.57" calcext:value-type="float">
            <text:p>7.57</text:p>
          </table:table-cell>
          <table:table-cell table:formula="of:=[.$B$37]" office:value-type="float" office:value="13.492" calcext:value-type="float">
            <text:p>13.492</text:p>
          </table:table-cell>
          <table:table-cell table:formula="of:=[.$B$36]" office:value-type="float" office:value="1.648" calcext:value-type="float">
            <text:p>1.648</text:p>
          </table:table-cell>
          <table:table-cell table:formula="of:=[.$B$28]" office:value-type="float" office:value="3.15" calcext:value-type="float">
            <text:p>3.15</text:p>
          </table:table-cell>
          <table:table-cell table:formula="of:=[.$B$33]" office:value-type="float" office:value="10.29105" calcext:value-type="float">
            <text:p>10.29105</text:p>
          </table:table-cell>
          <table:table-cell table:formula="of:=[.$B$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$B$27]" office:value-type="float" office:value="7.57" calcext:value-type="float">
            <text:p>7.57</text:p>
          </table:table-cell>
          <table:table-cell table:formula="of:=[.$B$37]" office:value-type="float" office:value="13.492" calcext:value-type="float">
            <text:p>13.492</text:p>
          </table:table-cell>
          <table:table-cell table:formula="of:=[.$B$36]" office:value-type="float" office:value="1.648" calcext:value-type="float">
            <text:p>1.648</text:p>
          </table:table-cell>
          <table:table-cell table:formula="of:=[.$B$28]" office:value-type="float" office:value="3.15" calcext:value-type="float">
            <text:p>3.15</text:p>
          </table:table-cell>
          <table:table-cell table:formula="of:=[.$B$33]" office:value-type="float" office:value="10.29105" calcext:value-type="float">
            <text:p>10.29105</text:p>
          </table:table-cell>
          <table:table-cell table:formula="of:=[.$B$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.4" calcext:value-type="float">
            <text:p>6.4</text:p>
          </table:table-cell>
          <table:table-cell office:value-type="float" office:value="3" calcext:value-type="float">
            <text:p>3</text:p>
          </table:table-cell>
          <table:table-cell table:formula="of:=[.$B$27]" office:value-type="float" office:value="7.57" calcext:value-type="float">
            <text:p>7.57</text:p>
          </table:table-cell>
          <table:table-cell table:formula="of:=[.$B$37]" office:value-type="float" office:value="13.492" calcext:value-type="float">
            <text:p>13.492</text:p>
          </table:table-cell>
          <table:table-cell table:formula="of:=[.$B$36]" office:value-type="float" office:value="1.648" calcext:value-type="float">
            <text:p>1.648</text:p>
          </table:table-cell>
          <table:table-cell table:formula="of:=[.$B$28]" office:value-type="float" office:value="3.15" calcext:value-type="float">
            <text:p>3.15</text:p>
          </table:table-cell>
          <table:table-cell table:formula="of:=[.$B$33]" office:value-type="float" office:value="10.29105" calcext:value-type="float">
            <text:p>10.29105</text:p>
          </table:table-cell>
          <table:table-cell table:formula="of:=[.$B$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  <table:table-cell table:formula="of:=[.$B$27]" office:value-type="float" office:value="7.57" calcext:value-type="float">
            <text:p>7.57</text:p>
          </table:table-cell>
          <table:table-cell table:formula="of:=[.$B$37]" office:value-type="float" office:value="13.492" calcext:value-type="float">
            <text:p>13.492</text:p>
          </table:table-cell>
          <table:table-cell table:formula="of:=[.$B$36]" office:value-type="float" office:value="1.648" calcext:value-type="float">
            <text:p>1.648</text:p>
          </table:table-cell>
          <table:table-cell table:formula="of:=[.$B$28]" office:value-type="float" office:value="3.15" calcext:value-type="float">
            <text:p>3.15</text:p>
          </table:table-cell>
          <table:table-cell table:formula="of:=[.$B$33]" office:value-type="float" office:value="10.29105" calcext:value-type="float">
            <text:p>10.29105</text:p>
          </table:table-cell>
          <table:table-cell table:formula="of:=[.$B$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.3" calcext:value-type="float">
            <text:p>5.3</text:p>
          </table:table-cell>
          <table:table-cell office:value-type="float" office:value="2" calcext:value-type="float">
            <text:p>2</text:p>
          </table:table-cell>
          <table:table-cell table:formula="of:=[.$B$27]" office:value-type="float" office:value="7.57" calcext:value-type="float">
            <text:p>7.57</text:p>
          </table:table-cell>
          <table:table-cell table:formula="of:=[.$B$37]" office:value-type="float" office:value="13.492" calcext:value-type="float">
            <text:p>13.492</text:p>
          </table:table-cell>
          <table:table-cell table:formula="of:=[.$B$36]" office:value-type="float" office:value="1.648" calcext:value-type="float">
            <text:p>1.648</text:p>
          </table:table-cell>
          <table:table-cell table:formula="of:=[.$B$28]" office:value-type="float" office:value="3.15" calcext:value-type="float">
            <text:p>3.15</text:p>
          </table:table-cell>
          <table:table-cell table:formula="of:=[.$B$33]" office:value-type="float" office:value="10.29105" calcext:value-type="float">
            <text:p>10.29105</text:p>
          </table:table-cell>
          <table:table-cell table:formula="of:=[.$B$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.6" calcext:value-type="float">
            <text:p>7.6</text:p>
          </table:table-cell>
          <table:table-cell office:value-type="float" office:value="4" calcext:value-type="float">
            <text:p>4</text:p>
          </table:table-cell>
          <table:table-cell table:formula="of:=[.$B$27]" office:value-type="float" office:value="7.57" calcext:value-type="float">
            <text:p>7.57</text:p>
          </table:table-cell>
          <table:table-cell table:formula="of:=[.$B$37]" office:value-type="float" office:value="13.492" calcext:value-type="float">
            <text:p>13.492</text:p>
          </table:table-cell>
          <table:table-cell table:formula="of:=[.$B$36]" office:value-type="float" office:value="1.648" calcext:value-type="float">
            <text:p>1.648</text:p>
          </table:table-cell>
          <table:table-cell table:formula="of:=[.$B$28]" office:value-type="float" office:value="3.15" calcext:value-type="float">
            <text:p>3.15</text:p>
          </table:table-cell>
          <table:table-cell table:formula="of:=[.$B$33]" office:value-type="float" office:value="10.29105" calcext:value-type="float">
            <text:p>10.29105</text:p>
          </table:table-cell>
          <table:table-cell table:formula="of:=[.$B$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.1" calcext:value-type="float">
            <text:p>8.1</text:p>
          </table:table-cell>
          <table:table-cell office:value-type="float" office:value="3" calcext:value-type="float">
            <text:p>3</text:p>
          </table:table-cell>
          <table:table-cell table:formula="of:=[.$B$27]" office:value-type="float" office:value="7.57" calcext:value-type="float">
            <text:p>7.57</text:p>
          </table:table-cell>
          <table:table-cell table:formula="of:=[.$B$37]" office:value-type="float" office:value="13.492" calcext:value-type="float">
            <text:p>13.492</text:p>
          </table:table-cell>
          <table:table-cell table:formula="of:=[.$B$36]" office:value-type="float" office:value="1.648" calcext:value-type="float">
            <text:p>1.648</text:p>
          </table:table-cell>
          <table:table-cell table:formula="of:=[.$B$28]" office:value-type="float" office:value="3.15" calcext:value-type="float">
            <text:p>3.15</text:p>
          </table:table-cell>
          <table:table-cell table:formula="of:=[.$B$33]" office:value-type="float" office:value="10.29105" calcext:value-type="float">
            <text:p>10.29105</text:p>
          </table:table-cell>
          <table:table-cell table:formula="of:=[.$B$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$B$27]" office:value-type="float" office:value="7.57" calcext:value-type="float">
            <text:p>7.57</text:p>
          </table:table-cell>
          <table:table-cell table:formula="of:=[.$B$37]" office:value-type="float" office:value="13.492" calcext:value-type="float">
            <text:p>13.492</text:p>
          </table:table-cell>
          <table:table-cell table:formula="of:=[.$B$36]" office:value-type="float" office:value="1.648" calcext:value-type="float">
            <text:p>1.648</text:p>
          </table:table-cell>
          <table:table-cell table:formula="of:=[.$B$28]" office:value-type="float" office:value="3.15" calcext:value-type="float">
            <text:p>3.15</text:p>
          </table:table-cell>
          <table:table-cell table:formula="of:=[.$B$33]" office:value-type="float" office:value="10.29105" calcext:value-type="float">
            <text:p>10.29105</text:p>
          </table:table-cell>
          <table:table-cell table:formula="of:=[.$B$32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office:value-type="string" calcext:value-type="string">
            <text:p>Sample Size=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office:value-type="string" calcext:value-type="string">
            <text:p>X_bar_bar</text:p>
          </table:table-cell>
          <table:table-cell table:style-name="Default" table:formula="of:=AVERAGE([.B4:.B23])" office:value-type="float" office:value="7.57" calcext:value-type="float">
            <text:p>7.57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Default" office:value-type="string" calcext:value-type="string">
            <text:p>R_bar</text:p>
          </table:table-cell>
          <table:table-cell table:style-name="Default" table:formula="of:=AVERAGE([.C4:.C23])" office:value-type="float" office:value="3.15" calcext:value-type="float">
            <text:p>3.15</text:p>
          </table:table-cell>
          <table:table-cell table:style-name="Default"/>
          <table:table-cell table:number-columns-repeated="1021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office:value-type="string" calcext:value-type="string">
            <text:p>Range: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 calcext:value-type="string">
            <text:p>LCL=R_bar*D_3</text:p>
          </table:table-cell>
          <table:table-cell table:style-name="Default" table:formula="of:=[.B28]*0" office:value-type="float" office:value="0" calcext:value-type="float">
            <text:p>0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Default" office:value-type="string" calcext:value-type="string">
            <text:p>UCL=R_bar*D_4</text:p>
          </table:table-cell>
          <table:table-cell table:style-name="Default" table:formula="of:=[.B28]*3.267" office:value-type="float" office:value="10.29105" calcext:value-type="float">
            <text:p>10.29105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office:value-type="string" calcext:value-type="string">
            <text:p>Mean: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 calcext:value-type="string">
            <text:p>LCL=x_bar_bar-A_2R_bar</text:p>
          </table:table-cell>
          <table:table-cell table:style-name="Default" table:formula="of:=[.B27]-1.88*[.B28]" office:value-type="float" office:value="1.648" calcext:value-type="float">
            <text:p>1.648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Default" office:value-type="string" calcext:value-type="string">
            <text:p>UCL=x_bar_bar+A_2R_bar</text:p>
          </table:table-cell>
          <table:table-cell table:style-name="Default" table:formula="of:=[.B27]+1.88*[.B28]" office:value-type="float" office:value="13.492" calcext:value-type="float">
            <text:p>13.492</text:p>
          </table:table-cell>
          <table:table-cell table:style-name="Default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2:41:39.545760501</meta:creation-date>
    <dc:date>2019-03-25T04:17:14.009099167</dc:date>
    <meta:editing-duration>PT34M23S</meta:editing-duration>
    <meta:editing-cycles>2</meta:editing-cycles>
    <meta:generator>LibreOffice/6.0.7.3$Linux_X86_64 LibreOffice_project/00m0$Build-3</meta:generator>
    <meta:document-statistic meta:table-count="4" meta:cell-count="116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X_bar Control Chart</text:p>
        </chart:title>
        <chart:legend chart:legend-position="end" svg:x="13.73cm" svg:y="3.454cm" style:legend-expansion="high" chart:style-name="ch3"/>
        <chart:plot-area chart:style-name="ch4" table:cell-range-address="3a.G3:3a.J23" chart:data-source-has-labels="row" svg:x="1.331cm" svg:y="1.275cm" svg:width="12.079cm" svg:height="6.564cm">
          <chartooo:coordinate-region svg:x="2.058cm" svg:y="1.391cm" svg:width="11.166cm" svg:height="6.166cm"/>
          <chart:axis chart:dimension="x" chart:name="primary-x" chart:style-name="ch5">
            <chart:title svg:x="6.598cm" svg:y="8.019cm" chart:style-name="ch6">
              <text:p>Subgroup</text:p>
            </chart:title>
          </chart:axis>
          <chart:axis chart:dimension="y" chart:name="primary-y" chart:style-name="ch5">
            <chart:title svg:x="0.451cm" svg:y="5.62cm" chart:style-name="ch7">
              <text:p>Sample Mean</text:p>
            </chart:title>
            <chart:grid chart:style-name="ch8" chart:class="major"/>
          </chart:axis>
          <chart:series chart:style-name="ch9" chart:values-cell-range-address="3a.G4:3a.G23" chart:label-cell-address="3a.G3:3a.G3" chart:class="chart:line">
            <chart:data-point chart:repeated="20"/>
          </chart:series>
          <chart:series chart:style-name="ch10" chart:values-cell-range-address="3a.H4:3a.H23" chart:label-cell-address="3a.H3:3a.H3" chart:class="chart:line">
            <chart:data-point chart:repeated="20"/>
          </chart:series>
          <chart:series chart:style-name="ch11" chart:values-cell-range-address="3a.I4:3a.I23" chart:label-cell-address="3a.I3:3a.I3" chart:class="chart:line">
            <chart:data-point chart:repeated="20"/>
          </chart:series>
          <chart:series chart:style-name="ch12" chart:values-cell-range-address="3a.J4:3a.J23" chart:label-cell-address="3a.J3:3a.J3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bar_i</text:p>
                <draw:g>
                  <svg:desc>3a.G3:3a.G3</svg:desc>
                </draw:g>
              </table:table-cell>
              <table:table-cell office:value-type="string">
                <text:p>Mean</text:p>
                <draw:g>
                  <svg:desc>3a.H3:3a.H3</svg:desc>
                </draw:g>
              </table:table-cell>
              <table:table-cell office:value-type="string">
                <text:p>UCL</text:p>
                <draw:g>
                  <svg:desc>3a.I3:3a.I3</svg:desc>
                </draw:g>
              </table:table-cell>
              <table:table-cell office:value-type="string">
                <text:p>LCL</text:p>
                <draw:g>
                  <svg:desc>3a.J3:3a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3a.G4:3a.G23</svg:desc>
                </draw:g>
              </table:table-cell>
              <table:table-cell office:value-type="float" office:value="10.9">
                <text:p>10.9</text:p>
                <draw:g>
                  <svg:desc>3a.H4:3a.H23</svg:desc>
                </draw:g>
              </table:table-cell>
              <table:table-cell office:value-type="float" office:value="47.5395">
                <text:p>47.5395</text:p>
                <draw:g>
                  <svg:desc>3a.I4:3a.I23</svg:desc>
                </draw:g>
              </table:table-cell>
              <table:table-cell office:value-type="float" office:value="-25.7395">
                <text:p>-25.7395</text:p>
                <draw:g>
                  <svg:desc>3a.J4:3a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32cm" svg:y="0.316cm" chart:style-name="ch2">
          <text:p>R_bar Control Chart</text:p>
        </chart:title>
        <chart:legend chart:legend-position="end" svg:x="13.756cm" svg:y="3.454cm" style:legend-expansion="high" chart:style-name="ch3"/>
        <chart:plot-area chart:style-name="ch4" table:cell-range-address="3a.K3:3a.N23" chart:data-source-has-labels="row" svg:x="1.331cm" svg:y="1.275cm" svg:width="12.105cm" svg:height="7.545cm">
          <chartooo:coordinate-region svg:x="1.952cm" svg:y="1.474cm" svg:width="11.111cm" svg:height="6.699cm"/>
          <chart:axis chart:dimension="x" chart:name="primary-x" chart:style-name="ch5"/>
          <chart:axis chart:dimension="y" chart:name="primary-y" chart:style-name="ch5">
            <chart:title svg:x="0.451cm" svg:y="6.189cm" chart:style-name="ch6">
              <text:p>Sample Range</text:p>
            </chart:title>
            <chart:grid chart:style-name="ch7" chart:class="major"/>
          </chart:axis>
          <chart:series chart:style-name="ch8" chart:values-cell-range-address="3a.K4:3a.K23" chart:label-cell-address="3a.K3:3a.K3" chart:class="chart:line">
            <chart:data-point chart:repeated="20"/>
          </chart:series>
          <chart:series chart:style-name="ch9" chart:values-cell-range-address="3a.L4:3a.L23" chart:label-cell-address="3a.L3:3a.L3" chart:class="chart:line">
            <chart:data-point chart:repeated="20"/>
          </chart:series>
          <chart:series chart:style-name="ch10" chart:values-cell-range-address="3a.M4:3a.M23" chart:label-cell-address="3a.M3:3a.M3" chart:class="chart:line">
            <chart:data-point chart:repeated="20"/>
          </chart:series>
          <chart:series chart:style-name="ch11" chart:values-cell-range-address="3a.N4:3a.N23" chart:label-cell-address="3a.N3:3a.N3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_i</text:p>
                <draw:g>
                  <svg:desc>3a.K3:3a.K3</svg:desc>
                </draw:g>
              </table:table-cell>
              <table:table-cell office:value-type="string">
                <text:p>R_bar</text:p>
                <draw:g>
                  <svg:desc>3a.L3:3a.L3</svg:desc>
                </draw:g>
              </table:table-cell>
              <table:table-cell office:value-type="string">
                <text:p>UCL</text:p>
                <draw:g>
                  <svg:desc>3a.M3:3a.M3</svg:desc>
                </draw:g>
              </table:table-cell>
              <table:table-cell office:value-type="string">
                <text:p>LCL</text:p>
                <draw:g>
                  <svg:desc>3a.N3:3a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3a.K4:3a.K23</svg:desc>
                </draw:g>
              </table:table-cell>
              <table:table-cell office:value-type="float" office:value="63.5">
                <text:p>63.5</text:p>
                <draw:g>
                  <svg:desc>3a.L4:3a.L23</svg:desc>
                </draw:g>
              </table:table-cell>
              <table:table-cell office:value-type="float" office:value="134.239">
                <text:p>134.239</text:p>
                <draw:g>
                  <svg:desc>3a.M4:3a.M23</svg:desc>
                </draw:g>
              </table:table-cell>
              <table:table-cell office:value-type="float" office:value="0">
                <text:p>0</text:p>
                <draw:g>
                  <svg:desc>3a.N4:3a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63.5">
                <text:p>63.5</text:p>
              </table:table-cell>
              <table:table-cell office:value-type="float" office:value="134.239">
                <text:p>134.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63.5">
                <text:p>63.5</text:p>
              </table:table-cell>
              <table:table-cell office:value-type="float" office:value="134.239">
                <text:p>134.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63.5">
                <text:p>63.5</text:p>
              </table:table-cell>
              <table:table-cell office:value-type="float" office:value="134.239">
                <text:p>134.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63.5">
                <text:p>63.5</text:p>
              </table:table-cell>
              <table:table-cell office:value-type="float" office:value="134.239">
                <text:p>134.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63.5">
                <text:p>63.5</text:p>
              </table:table-cell>
              <table:table-cell office:value-type="float" office:value="134.239">
                <text:p>134.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63.5">
                <text:p>63.5</text:p>
              </table:table-cell>
              <table:table-cell office:value-type="float" office:value="134.239">
                <text:p>134.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63.5">
                <text:p>63.5</text:p>
              </table:table-cell>
              <table:table-cell office:value-type="float" office:value="134.239">
                <text:p>134.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63.5">
                <text:p>63.5</text:p>
              </table:table-cell>
              <table:table-cell office:value-type="float" office:value="134.239">
                <text:p>134.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63.5">
                <text:p>63.5</text:p>
              </table:table-cell>
              <table:table-cell office:value-type="float" office:value="134.239">
                <text:p>134.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63.5">
                <text:p>63.5</text:p>
              </table:table-cell>
              <table:table-cell office:value-type="float" office:value="134.239">
                <text:p>134.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63.5">
                <text:p>63.5</text:p>
              </table:table-cell>
              <table:table-cell office:value-type="float" office:value="134.239">
                <text:p>134.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63.5">
                <text:p>63.5</text:p>
              </table:table-cell>
              <table:table-cell office:value-type="float" office:value="134.239">
                <text:p>134.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63.5">
                <text:p>63.5</text:p>
              </table:table-cell>
              <table:table-cell office:value-type="float" office:value="134.239">
                <text:p>134.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63.5">
                <text:p>63.5</text:p>
              </table:table-cell>
              <table:table-cell office:value-type="float" office:value="134.239">
                <text:p>134.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63.5">
                <text:p>63.5</text:p>
              </table:table-cell>
              <table:table-cell office:value-type="float" office:value="134.239">
                <text:p>134.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63.5">
                <text:p>63.5</text:p>
              </table:table-cell>
              <table:table-cell office:value-type="float" office:value="134.239">
                <text:p>134.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63.5">
                <text:p>63.5</text:p>
              </table:table-cell>
              <table:table-cell office:value-type="float" office:value="134.239">
                <text:p>134.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63.5">
                <text:p>63.5</text:p>
              </table:table-cell>
              <table:table-cell office:value-type="float" office:value="134.239">
                <text:p>134.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63.5">
                <text:p>63.5</text:p>
              </table:table-cell>
              <table:table-cell office:value-type="float" office:value="134.239">
                <text:p>134.2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4cm" svg:height="9.002cm" xlink:href=".." xlink:type="simple" chart:class="chart:line" chart:style-name="ch1">
        <chart:title svg:x="5.969cm" svg:y="0.316cm" chart:style-name="ch2">
          <text:p>x_bar Control Chart</text:p>
        </chart:title>
        <chart:legend chart:legend-position="end" svg:x="13.724cm" svg:y="3.455cm" style:legend-expansion="high" chart:style-name="ch3"/>
        <chart:plot-area chart:style-name="ch4" table:cell-range-address="3b.G3:3b.J23" chart:data-source-has-labels="row" svg:x="1.33cm" svg:y="1.275cm" svg:width="12.075cm" svg:height="6.566cm">
          <chartooo:coordinate-region svg:x="2.057cm" svg:y="1.391cm" svg:width="11.162cm" svg:height="6.168cm"/>
          <chart:axis chart:dimension="x" chart:name="primary-x" chart:style-name="ch5">
            <chart:title svg:x="6.132cm" svg:y="8.021cm" chart:style-name="ch6">
              <text:p>Sample Number</text:p>
            </chart:title>
          </chart:axis>
          <chart:axis chart:dimension="y" chart:name="primary-y" chart:style-name="ch5">
            <chart:title svg:x="0.451cm" svg:y="5.025cm" chart:style-name="ch7">
              <text:p>x_bar</text:p>
            </chart:title>
            <chart:grid chart:style-name="ch8" chart:class="major"/>
          </chart:axis>
          <chart:series chart:style-name="ch9" chart:values-cell-range-address="3b.G4:3b.G23" chart:label-cell-address="3b.G3:3b.G3" chart:class="chart:line">
            <chart:data-point chart:repeated="20"/>
          </chart:series>
          <chart:series chart:style-name="ch10" chart:values-cell-range-address="3b.H4:3b.H23" chart:label-cell-address="3b.H3:3b.H3" chart:class="chart:line">
            <chart:data-point chart:repeated="20"/>
          </chart:series>
          <chart:series chart:style-name="ch11" chart:values-cell-range-address="3b.I4:3b.I23" chart:label-cell-address="3b.I3:3b.I3" chart:class="chart:line">
            <chart:data-point chart:repeated="20"/>
          </chart:series>
          <chart:series chart:style-name="ch12" chart:values-cell-range-address="3b.J4:3b.J23" chart:label-cell-address="3b.J3:3b.J3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bar_i</text:p>
                <draw:g>
                  <svg:desc>3b.G3:3b.G3</svg:desc>
                </draw:g>
              </table:table-cell>
              <table:table-cell office:value-type="string">
                <text:p>Mean</text:p>
                <draw:g>
                  <svg:desc>3b.H3:3b.H3</svg:desc>
                </draw:g>
              </table:table-cell>
              <table:table-cell office:value-type="string">
                <text:p>UCL</text:p>
                <draw:g>
                  <svg:desc>3b.I3:3b.I3</svg:desc>
                </draw:g>
              </table:table-cell>
              <table:table-cell office:value-type="string">
                <text:p>LCL</text:p>
                <draw:g>
                  <svg:desc>3b.J3:3b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3b.G4:3b.G23</svg:desc>
                </draw:g>
              </table:table-cell>
              <table:table-cell office:value-type="float" office:value="10.9">
                <text:p>10.9</text:p>
                <draw:g>
                  <svg:desc>3b.H4:3b.H23</svg:desc>
                </draw:g>
              </table:table-cell>
              <table:table-cell office:value-type="float" office:value="47.5395">
                <text:p>47.5395</text:p>
                <draw:g>
                  <svg:desc>3b.I4:3b.I23</svg:desc>
                </draw:g>
              </table:table-cell>
              <table:table-cell office:value-type="float" office:value="-25.7395">
                <text:p>-25.7395</text:p>
                <draw:g>
                  <svg:desc>3b.J4:3b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0.9">
                <text:p>10.9</text:p>
              </table:table-cell>
              <table:table-cell office:value-type="float" office:value="47.5395">
                <text:p>47.5395</text:p>
              </table:table-cell>
              <table:table-cell office:value-type="float" office:value="-25.7395">
                <text:p>-25.73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4cm" svg:height="9.002cm" xlink:href=".." xlink:type="simple" chart:class="chart:line" chart:style-name="ch1">
        <chart:title svg:x="5.969cm" svg:y="0.316cm" chart:style-name="ch2">
          <text:p>s_bar Control Chart</text:p>
        </chart:title>
        <chart:legend chart:legend-position="end" svg:x="13.803cm" svg:y="3.455cm" style:legend-expansion="high" chart:style-name="ch3"/>
        <chart:plot-area chart:style-name="ch4" table:cell-range-address="3b.K3:3b.N23" chart:data-source-has-labels="row" svg:x="1.33cm" svg:y="1.275cm" svg:width="12.154cm" svg:height="6.566cm">
          <chartooo:coordinate-region svg:x="1.951cm" svg:y="1.474cm" svg:width="11.347cm" svg:height="5.72cm"/>
          <chart:axis chart:dimension="x" chart:name="primary-x" chart:style-name="ch5">
            <chart:title svg:x="6.172cm" svg:y="8.021cm" chart:style-name="ch6">
              <text:p>Sample Number</text:p>
            </chart:title>
          </chart:axis>
          <chart:axis chart:dimension="y" chart:name="primary-y" chart:style-name="ch5">
            <chart:title svg:x="0.451cm" svg:y="5.025cm" chart:style-name="ch7">
              <text:p>s_bar</text:p>
            </chart:title>
            <chart:grid chart:style-name="ch8" chart:class="major"/>
          </chart:axis>
          <chart:series chart:style-name="ch9" chart:values-cell-range-address="3b.K4:3b.K23" chart:label-cell-address="3b.K3:3b.K3" chart:class="chart:line">
            <chart:data-point chart:repeated="20"/>
          </chart:series>
          <chart:series chart:style-name="ch10" chart:values-cell-range-address="3b.L4:3b.L23" chart:label-cell-address="3b.L3:3b.L3" chart:class="chart:line">
            <chart:data-point chart:repeated="20"/>
          </chart:series>
          <chart:series chart:style-name="ch11" chart:values-cell-range-address="3b.M4:3b.M23" chart:label-cell-address="3b.M3:3b.M3" chart:class="chart:line">
            <chart:data-point chart:repeated="20"/>
          </chart:series>
          <chart:series chart:style-name="ch12" chart:values-cell-range-address="3b.N4:3b.N23" chart:label-cell-address="3b.N3:3b.N3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_i</text:p>
                <draw:g>
                  <svg:desc>3b.K3:3b.K3</svg:desc>
                </draw:g>
              </table:table-cell>
              <table:table-cell office:value-type="string">
                <text:p>s_bar</text:p>
                <draw:g>
                  <svg:desc>3b.L3:3b.L3</svg:desc>
                </draw:g>
              </table:table-cell>
              <table:table-cell office:value-type="string">
                <text:p>UCL</text:p>
                <draw:g>
                  <svg:desc>3b.M3:3b.M3</svg:desc>
                </draw:g>
              </table:table-cell>
              <table:table-cell office:value-type="string">
                <text:p>LCL</text:p>
                <draw:g>
                  <svg:desc>3b.N3:3b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466401061363">
                <text:p>33.466401061363</text:p>
                <draw:g>
                  <svg:desc>3b.K4:3b.K23</svg:desc>
                </draw:g>
              </table:table-cell>
              <table:table-cell office:value-type="float" office:value="25.2304557040491">
                <text:p>25.2304557040491</text:p>
                <draw:g>
                  <svg:desc>3b.L4:3b.L23</svg:desc>
                </draw:g>
              </table:table-cell>
              <table:table-cell office:value-type="float" office:value="52.7064219657587">
                <text:p>52.7064219657587</text:p>
                <draw:g>
                  <svg:desc>3b.M4:3b.M23</svg:desc>
                </draw:g>
              </table:table-cell>
              <table:table-cell office:value-type="float" office:value="0">
                <text:p>0</text:p>
                <draw:g>
                  <svg:desc>3b.N4:3b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.0116263352131">
                <text:p>43.0116263352131</text:p>
              </table:table-cell>
              <table:table-cell office:value-type="float" office:value="25.2304557040491">
                <text:p>25.2304557040491</text:p>
              </table:table-cell>
              <table:table-cell office:value-type="float" office:value="52.7064219657587">
                <text:p>52.706421965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0936130717624">
                <text:p>32.0936130717624</text:p>
              </table:table-cell>
              <table:table-cell office:value-type="float" office:value="25.2304557040491">
                <text:p>25.2304557040491</text:p>
              </table:table-cell>
              <table:table-cell office:value-type="float" office:value="52.7064219657587">
                <text:p>52.706421965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3315017762062">
                <text:p>30.3315017762062</text:p>
              </table:table-cell>
              <table:table-cell office:value-type="float" office:value="25.2304557040491">
                <text:p>25.2304557040491</text:p>
              </table:table-cell>
              <table:table-cell office:value-type="float" office:value="52.7064219657587">
                <text:p>52.706421965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.7108544675922">
                <text:p>32.7108544675922</text:p>
              </table:table-cell>
              <table:table-cell office:value-type="float" office:value="25.2304557040491">
                <text:p>25.2304557040491</text:p>
              </table:table-cell>
              <table:table-cell office:value-type="float" office:value="52.7064219657587">
                <text:p>52.706421965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6647939483827">
                <text:p>29.6647939483827</text:p>
              </table:table-cell>
              <table:table-cell office:value-type="float" office:value="25.2304557040491">
                <text:p>25.2304557040491</text:p>
              </table:table-cell>
              <table:table-cell office:value-type="float" office:value="52.7064219657587">
                <text:p>52.706421965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8323969741913">
                <text:p>14.8323969741913</text:p>
              </table:table-cell>
              <table:table-cell office:value-type="float" office:value="25.2304557040491">
                <text:p>25.2304557040491</text:p>
              </table:table-cell>
              <table:table-cell office:value-type="float" office:value="52.7064219657587">
                <text:p>52.706421965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9871773792359">
                <text:p>38.9871773792359</text:p>
              </table:table-cell>
              <table:table-cell office:value-type="float" office:value="25.2304557040491">
                <text:p>25.2304557040491</text:p>
              </table:table-cell>
              <table:table-cell office:value-type="float" office:value="52.7064219657587">
                <text:p>52.706421965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8323969741913">
                <text:p>14.8323969741913</text:p>
              </table:table-cell>
              <table:table-cell office:value-type="float" office:value="25.2304557040491">
                <text:p>25.2304557040491</text:p>
              </table:table-cell>
              <table:table-cell office:value-type="float" office:value="52.7064219657587">
                <text:p>52.706421965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7332005306815">
                <text:p>16.7332005306815</text:p>
              </table:table-cell>
              <table:table-cell office:value-type="float" office:value="25.2304557040491">
                <text:p>25.2304557040491</text:p>
              </table:table-cell>
              <table:table-cell office:value-type="float" office:value="52.7064219657587">
                <text:p>52.706421965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7332005306815">
                <text:p>16.7332005306815</text:p>
              </table:table-cell>
              <table:table-cell office:value-type="float" office:value="25.2304557040491">
                <text:p>25.2304557040491</text:p>
              </table:table-cell>
              <table:table-cell office:value-type="float" office:value="52.7064219657587">
                <text:p>52.706421965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4017542509914">
                <text:p>11.4017542509914</text:p>
              </table:table-cell>
              <table:table-cell office:value-type="float" office:value="25.2304557040491">
                <text:p>25.2304557040491</text:p>
              </table:table-cell>
              <table:table-cell office:value-type="float" office:value="52.7064219657587">
                <text:p>52.706421965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9089023002066">
                <text:p>21.9089023002066</text:p>
              </table:table-cell>
              <table:table-cell office:value-type="float" office:value="25.2304557040491">
                <text:p>25.2304557040491</text:p>
              </table:table-cell>
              <table:table-cell office:value-type="float" office:value="52.7064219657587">
                <text:p>52.706421965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.86335345031">
                <text:p>32.86335345031</text:p>
              </table:table-cell>
              <table:table-cell office:value-type="float" office:value="25.2304557040491">
                <text:p>25.2304557040491</text:p>
              </table:table-cell>
              <table:table-cell office:value-type="float" office:value="52.7064219657587">
                <text:p>52.706421965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8843582110896">
                <text:p>25.8843582110896</text:p>
              </table:table-cell>
              <table:table-cell office:value-type="float" office:value="25.2304557040491">
                <text:p>25.2304557040491</text:p>
              </table:table-cell>
              <table:table-cell office:value-type="float" office:value="52.7064219657587">
                <text:p>52.706421965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1657508881031">
                <text:p>15.1657508881031</text:p>
              </table:table-cell>
              <table:table-cell office:value-type="float" office:value="25.2304557040491">
                <text:p>25.2304557040491</text:p>
              </table:table-cell>
              <table:table-cell office:value-type="float" office:value="52.7064219657587">
                <text:p>52.706421965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7364413533277">
                <text:p>20.7364413533277</text:p>
              </table:table-cell>
              <table:table-cell office:value-type="float" office:value="25.2304557040491">
                <text:p>25.2304557040491</text:p>
              </table:table-cell>
              <table:table-cell office:value-type="float" office:value="52.7064219657587">
                <text:p>52.706421965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0768096208106">
                <text:p>26.0768096208106</text:p>
              </table:table-cell>
              <table:table-cell office:value-type="float" office:value="25.2304557040491">
                <text:p>25.2304557040491</text:p>
              </table:table-cell>
              <table:table-cell office:value-type="float" office:value="52.7064219657587">
                <text:p>52.706421965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4950975679639">
                <text:p>25.4950975679639</text:p>
              </table:table-cell>
              <table:table-cell office:value-type="float" office:value="25.2304557040491">
                <text:p>25.2304557040491</text:p>
              </table:table-cell>
              <table:table-cell office:value-type="float" office:value="52.7064219657587">
                <text:p>52.706421965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6794833886788">
                <text:p>21.6794833886788</text:p>
              </table:table-cell>
              <table:table-cell office:value-type="float" office:value="25.2304557040491">
                <text:p>25.2304557040491</text:p>
              </table:table-cell>
              <table:table-cell office:value-type="float" office:value="52.7064219657587">
                <text:p>52.706421965758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91cm" svg:y="0.316cm" chart:style-name="ch2">
          <text:p>xbar Control Chart</text:p>
        </chart:title>
        <chart:legend chart:legend-position="end" svg:x="13.73cm" svg:y="3.454cm" style:legend-expansion="high" chart:style-name="ch3"/>
        <chart:plot-area chart:style-name="ch4" table:cell-range-address="'4'.E3:'4'.H28" chart:data-source-has-labels="row" svg:x="1.331cm" svg:y="1.275cm" svg:width="12.079cm" svg:height="6.564cm">
          <chartooo:coordinate-region svg:x="2.614cm" svg:y="1.474cm" svg:width="10.61cm" svg:height="5.718cm"/>
          <chart:axis chart:dimension="x" chart:name="primary-x" chart:style-name="ch5">
            <chart:title svg:x="6.135cm" svg:y="8.019cm" chart:style-name="ch6">
              <text:p>Sample Number</text:p>
            </chart:title>
          </chart:axis>
          <chart:axis chart:dimension="y" chart:name="primary-y" chart:style-name="ch5">
            <chart:title svg:x="0.451cm" svg:y="5.024cm" chart:style-name="ch7">
              <text:p>x_bar</text:p>
            </chart:title>
            <chart:grid chart:style-name="ch8" chart:class="major"/>
          </chart:axis>
          <chart:series chart:style-name="ch9" chart:values-cell-range-address="'4'.E4:'4'.E28" chart:label-cell-address="'4'.E3:'4'.E3" chart:class="chart:line">
            <chart:data-point chart:repeated="25"/>
          </chart:series>
          <chart:series chart:style-name="ch10" chart:values-cell-range-address="'4'.F4:'4'.F28" chart:label-cell-address="'4'.F3:'4'.F3" chart:class="chart:line">
            <chart:data-point chart:repeated="25"/>
          </chart:series>
          <chart:series chart:style-name="ch11" chart:values-cell-range-address="'4'.G4:'4'.G28" chart:label-cell-address="'4'.G3:'4'.G3" chart:class="chart:line">
            <chart:data-point chart:repeated="25"/>
          </chart:series>
          <chart:series chart:style-name="ch12" chart:values-cell-range-address="'4'.H4:'4'.H28" chart:label-cell-address="'4'.H3:'4'.H3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bar_i</text:p>
                <draw:g>
                  <svg:desc>'4'.E3:'4'.E3</svg:desc>
                </draw:g>
              </table:table-cell>
              <table:table-cell office:value-type="string">
                <text:p>Mean</text:p>
                <draw:g>
                  <svg:desc>'4'.F3:'4'.F3</svg:desc>
                </draw:g>
              </table:table-cell>
              <table:table-cell office:value-type="string">
                <text:p>UCL</text:p>
                <draw:g>
                  <svg:desc>'4'.G3:'4'.G3</svg:desc>
                </draw:g>
              </table:table-cell>
              <table:table-cell office:value-type="string">
                <text:p>LCL</text:p>
                <draw:g>
                  <svg:desc>'4'.H3:'4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35">
                <text:p>0.0635</text:p>
                <draw:g>
                  <svg:desc>'4'.E4:'4'.E28</svg:desc>
                </draw:g>
              </table:table-cell>
              <table:table-cell office:value-type="float" office:value="0.062952">
                <text:p>0.062952</text:p>
                <draw:g>
                  <svg:desc>'4'.F4:'4'.F28</svg:desc>
                </draw:g>
              </table:table-cell>
              <table:table-cell office:value-type="float" office:value="0.06389316">
                <text:p>0.06389316</text:p>
                <draw:g>
                  <svg:desc>'4'.G4:'4'.G28</svg:desc>
                </draw:g>
              </table:table-cell>
              <table:table-cell office:value-type="float" office:value="0.06201084">
                <text:p>0.06201084</text:p>
                <draw:g>
                  <svg:desc>'4'.H4:'4'.H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7666666666667">
                <text:p>0.0627666666666667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0666666666667">
                <text:p>0.0630666666666667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31666666666667">
                <text:p>0.0631666666666667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25666666666667">
                <text:p>0.0625666666666667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25333333333333">
                <text:p>0.0625333333333333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1333333333333">
                <text:p>0.0631333333333333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25666666666667">
                <text:p>0.0625666666666667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27333333333333">
                <text:p>0.0627333333333333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31666666666667">
                <text:p>0.0631666666666667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34333333333333">
                <text:p>0.0634333333333333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7666666666667">
                <text:p>0.0627666666666667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32">
                <text:p>0.0632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38666666666667">
                <text:p>0.0638666666666667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31666666666667">
                <text:p>0.0631666666666667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9333333333333">
                <text:p>0.0629333333333333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23333333333333">
                <text:p>0.0623333333333333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28666666666667">
                <text:p>0.0628666666666667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32">
                <text:p>0.0632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34666666666667">
                <text:p>0.0634666666666667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23">
                <text:p>0.0623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19666666666667">
                <text:p>0.0619666666666667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30666666666667">
                <text:p>0.0630666666666667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33">
                <text:p>0.0633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27333333333333">
                <text:p>0.0627333333333333</text:p>
              </table:table-cell>
              <table:table-cell office:value-type="float" office:value="0.062952">
                <text:p>0.062952</text:p>
              </table:table-cell>
              <table:table-cell office:value-type="float" office:value="0.06389316">
                <text:p>0.06389316</text:p>
              </table:table-cell>
              <table:table-cell office:value-type="float" office:value="0.06201084">
                <text:p>0.062010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9cm" svg:height="9.006cm" xlink:href=".." xlink:type="simple" chart:class="chart:line" chart:style-name="ch1">
        <chart:title svg:x="5.921cm" svg:y="0.316cm" chart:style-name="ch2">
          <text:p>R_bar Control Chart</text:p>
        </chart:title>
        <chart:legend chart:legend-position="end" svg:x="13.735cm" svg:y="3.457cm" style:legend-expansion="high" chart:style-name="ch3"/>
        <chart:plot-area chart:style-name="ch4" table:cell-range-address="'4'.I3:'4'.L28" chart:data-source-has-labels="row" svg:x="1.33cm" svg:y="1.275cm" svg:width="12.086cm" svg:height="6.57cm">
          <chartooo:coordinate-region svg:x="2.613cm" svg:y="1.474cm" svg:width="10.616cm" svg:height="5.724cm"/>
          <chart:axis chart:dimension="x" chart:name="primary-x" chart:style-name="ch5">
            <chart:title svg:x="6.138cm" svg:y="8.025cm" chart:style-name="ch6">
              <text:p>Sample Number</text:p>
            </chart:title>
          </chart:axis>
          <chart:axis chart:dimension="y" chart:name="primary-y" chart:style-name="ch5">
            <chart:title svg:x="0.451cm" svg:y="4.869cm" chart:style-name="ch7">
              <text:p>R_i</text:p>
            </chart:title>
            <chart:grid chart:style-name="ch8" chart:class="major"/>
          </chart:axis>
          <chart:series chart:style-name="ch9" chart:values-cell-range-address="'4'.I4:'4'.I28" chart:label-cell-address="'4'.I3:'4'.I3" chart:class="chart:line">
            <chart:data-point chart:repeated="25"/>
          </chart:series>
          <chart:series chart:style-name="ch10" chart:values-cell-range-address="'4'.J4:'4'.J28" chart:label-cell-address="'4'.J3:'4'.J3" chart:class="chart:line">
            <chart:data-point chart:repeated="25"/>
          </chart:series>
          <chart:series chart:style-name="ch11" chart:values-cell-range-address="'4'.K4:'4'.K28" chart:label-cell-address="'4'.K3:'4'.K3" chart:class="chart:line">
            <chart:data-point chart:repeated="25"/>
          </chart:series>
          <chart:series chart:style-name="ch12" chart:values-cell-range-address="'4'.L4:'4'.L28" chart:label-cell-address="'4'.L3:'4'.L3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_i</text:p>
                <draw:g>
                  <svg:desc>'4'.I3:'4'.I3</svg:desc>
                </draw:g>
              </table:table-cell>
              <table:table-cell office:value-type="string">
                <text:p>R_bar</text:p>
                <draw:g>
                  <svg:desc>'4'.J3:'4'.J3</svg:desc>
                </draw:g>
              </table:table-cell>
              <table:table-cell office:value-type="string">
                <text:p>UCL</text:p>
                <draw:g>
                  <svg:desc>'4'.K3:'4'.K3</svg:desc>
                </draw:g>
              </table:table-cell>
              <table:table-cell office:value-type="string">
                <text:p>LCL</text:p>
                <draw:g>
                  <svg:desc>'4'.L3:'4'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1">
                <text:p>0.0011</text:p>
                <draw:g>
                  <svg:desc>'4'.I4:'4'.I28</svg:desc>
                </draw:g>
              </table:table-cell>
              <table:table-cell office:value-type="float" office:value="0.000920000000000001">
                <text:p>0.000920000000000001</text:p>
                <draw:g>
                  <svg:desc>'4'.J4:'4'.J28</svg:desc>
                </draw:g>
              </table:table-cell>
              <table:table-cell office:value-type="float" office:value="0.00236808">
                <text:p>0.00236808</text:p>
                <draw:g>
                  <svg:desc>'4'.K4:'4'.K28</svg:desc>
                </draw:g>
              </table:table-cell>
              <table:table-cell office:value-type="float" office:value="0">
                <text:p>0</text:p>
                <draw:g>
                  <svg:desc>'4'.L4:'4'.L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899999999999998">
                <text:p>0.000899999999999998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">
                <text:p>0.0005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99999999999998">
                <text:p>0.000399999999999998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1">
                <text:p>0.0011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1">
                <text:p>0.0021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4">
                <text:p>0.0014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600000000000003">
                <text:p>0.000600000000000003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00000000000001">
                <text:p>0.00100000000000001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00000000000006">
                <text:p>0.000200000000000006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800000000000009">
                <text:p>0.000800000000000009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699999999999999">
                <text:p>0.000699999999999999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5">
                <text:p>0.0005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4">
                <text:p>0.0014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5">
                <text:p>0.0025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99999999999998">
                <text:p>0.000399999999999998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5">
                <text:p>0.0015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399999999999998">
                <text:p>0.000399999999999998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700000000000006">
                <text:p>0.000700000000000006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1">
                <text:p>0.0011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20000000000001">
                <text:p>0.00120000000000001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999999999999994">
                <text:p>0.000999999999999994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00000000000006">
                <text:p>0.000200000000000006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600000000000003">
                <text:p>0.000600000000000003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699999999999999">
                <text:p>0.000699999999999999</text:p>
              </table:table-cell>
              <table:table-cell office:value-type="float" office:value="0.000920000000000001">
                <text:p>0.000920000000000001</text:p>
              </table:table-cell>
              <table:table-cell office:value-type="float" office:value="0.00236808">
                <text:p>0.002368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5.946cm" svg:y="0.316cm" chart:style-name="ch2">
          <text:p>X_bar Control Chart</text:p>
        </chart:title>
        <chart:legend chart:legend-position="end" svg:x="12.566cm" svg:y="3.456cm" style:legend-expansion="high" chart:style-name="ch3"/>
        <chart:plot-area chart:style-name="ch4" table:cell-range-address="'5'.B3:'5'.B23 '5'.D3:'5'.F23" chart:data-source-has-labels="row" svg:x="1.331cm" svg:y="1.275cm" svg:width="10.915cm" svg:height="6.569cm">
          <chartooo:coordinate-region svg:x="1.767cm" svg:y="1.474cm" svg:width="10.107cm" svg:height="5.723cm"/>
          <chart:axis chart:dimension="x" chart:name="primary-x" chart:style-name="ch5">
            <chart:title svg:x="5.553cm" svg:y="8.024cm" chart:style-name="ch6">
              <text:p>Sample Number</text:p>
            </chart:title>
          </chart:axis>
          <chart:axis chart:dimension="y" chart:name="primary-y" chart:style-name="ch5">
            <chart:title svg:x="0.451cm" svg:y="5.026cm" chart:style-name="ch7">
              <text:p>x_bar</text:p>
            </chart:title>
            <chart:grid chart:style-name="ch8" chart:class="major"/>
          </chart:axis>
          <chart:series chart:style-name="ch9" chart:values-cell-range-address="'5'.B4:'5'.B23" chart:label-cell-address="'5'.B3:'5'.B3" chart:class="chart:line">
            <chart:data-point chart:repeated="20"/>
          </chart:series>
          <chart:series chart:style-name="ch10" chart:values-cell-range-address="'5'.D4:'5'.D23" chart:label-cell-address="'5'.D3:'5'.D3" chart:class="chart:line">
            <chart:data-point chart:repeated="20"/>
          </chart:series>
          <chart:series chart:style-name="ch11" chart:values-cell-range-address="'5'.E4:'5'.E23" chart:label-cell-address="'5'.E3:'5'.E3" chart:class="chart:line">
            <chart:data-point chart:repeated="20"/>
          </chart:series>
          <chart:series chart:style-name="ch12" chart:values-cell-range-address="'5'.F4:'5'.F23" chart:label-cell-address="'5'.F3:'5'.F3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mple X bar</text:p>
                <draw:g>
                  <svg:desc>'5'.B3:'5'.B3</svg:desc>
                </draw:g>
              </table:table-cell>
              <table:table-cell office:value-type="string">
                <text:p>Mean</text:p>
                <draw:g>
                  <svg:desc>'5'.D3:'5'.D3</svg:desc>
                </draw:g>
              </table:table-cell>
              <table:table-cell office:value-type="string">
                <text:p>UCL</text:p>
                <draw:g>
                  <svg:desc>'5'.E3:'5'.E3</svg:desc>
                </draw:g>
              </table:table-cell>
              <table:table-cell office:value-type="string">
                <text:p>LCL</text:p>
                <draw:g>
                  <svg:desc>'5'.F3:'5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3">
                <text:p>8.3</text:p>
                <draw:g>
                  <svg:desc>'5'.B4:'5'.B23</svg:desc>
                </draw:g>
              </table:table-cell>
              <table:table-cell office:value-type="float" office:value="7.57">
                <text:p>7.57</text:p>
                <draw:g>
                  <svg:desc>'5'.D4:'5'.D23</svg:desc>
                </draw:g>
              </table:table-cell>
              <table:table-cell office:value-type="float" office:value="13.492">
                <text:p>13.492</text:p>
                <draw:g>
                  <svg:desc>'5'.E4:'5'.E23</svg:desc>
                </draw:g>
              </table:table-cell>
              <table:table-cell office:value-type="float" office:value="1.648">
                <text:p>1.648</text:p>
                <draw:g>
                  <svg:desc>'5'.F4:'5'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1">
                <text:p>8.1</text:p>
              </table:table-cell>
              <table:table-cell office:value-type="float" office:value="7.57">
                <text:p>7.57</text:p>
              </table:table-cell>
              <table:table-cell office:value-type="float" office:value="13.492">
                <text:p>13.492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9">
                <text:p>7.9</text:p>
              </table:table-cell>
              <table:table-cell office:value-type="float" office:value="7.57">
                <text:p>7.57</text:p>
              </table:table-cell>
              <table:table-cell office:value-type="float" office:value="13.492">
                <text:p>13.492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3">
                <text:p>6.3</text:p>
              </table:table-cell>
              <table:table-cell office:value-type="float" office:value="7.57">
                <text:p>7.57</text:p>
              </table:table-cell>
              <table:table-cell office:value-type="float" office:value="13.492">
                <text:p>13.492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7.57">
                <text:p>7.57</text:p>
              </table:table-cell>
              <table:table-cell office:value-type="float" office:value="13.492">
                <text:p>13.492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7">
                <text:p>7.57</text:p>
              </table:table-cell>
              <table:table-cell office:value-type="float" office:value="13.492">
                <text:p>13.492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7">
                <text:p>7.57</text:p>
              </table:table-cell>
              <table:table-cell office:value-type="float" office:value="13.492">
                <text:p>13.492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4">
                <text:p>7.4</text:p>
              </table:table-cell>
              <table:table-cell office:value-type="float" office:value="7.57">
                <text:p>7.57</text:p>
              </table:table-cell>
              <table:table-cell office:value-type="float" office:value="13.492">
                <text:p>13.492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">
                <text:p>6.4</text:p>
              </table:table-cell>
              <table:table-cell office:value-type="float" office:value="7.57">
                <text:p>7.57</text:p>
              </table:table-cell>
              <table:table-cell office:value-type="float" office:value="13.492">
                <text:p>13.492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7.57">
                <text:p>7.57</text:p>
              </table:table-cell>
              <table:table-cell office:value-type="float" office:value="13.492">
                <text:p>13.492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8">
                <text:p>8.8</text:p>
              </table:table-cell>
              <table:table-cell office:value-type="float" office:value="7.57">
                <text:p>7.57</text:p>
              </table:table-cell>
              <table:table-cell office:value-type="float" office:value="13.492">
                <text:p>13.492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1">
                <text:p>9.1</text:p>
              </table:table-cell>
              <table:table-cell office:value-type="float" office:value="7.57">
                <text:p>7.57</text:p>
              </table:table-cell>
              <table:table-cell office:value-type="float" office:value="13.492">
                <text:p>13.492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">
                <text:p>5.9</text:p>
              </table:table-cell>
              <table:table-cell office:value-type="float" office:value="7.57">
                <text:p>7.57</text:p>
              </table:table-cell>
              <table:table-cell office:value-type="float" office:value="13.492">
                <text:p>13.492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7.57">
                <text:p>7.57</text:p>
              </table:table-cell>
              <table:table-cell office:value-type="float" office:value="13.492">
                <text:p>13.492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">
                <text:p>6.4</text:p>
              </table:table-cell>
              <table:table-cell office:value-type="float" office:value="7.57">
                <text:p>7.57</text:p>
              </table:table-cell>
              <table:table-cell office:value-type="float" office:value="13.492">
                <text:p>13.492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3">
                <text:p>7.3</text:p>
              </table:table-cell>
              <table:table-cell office:value-type="float" office:value="7.57">
                <text:p>7.57</text:p>
              </table:table-cell>
              <table:table-cell office:value-type="float" office:value="13.492">
                <text:p>13.492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">
                <text:p>5.3</text:p>
              </table:table-cell>
              <table:table-cell office:value-type="float" office:value="7.57">
                <text:p>7.57</text:p>
              </table:table-cell>
              <table:table-cell office:value-type="float" office:value="13.492">
                <text:p>13.492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6">
                <text:p>7.6</text:p>
              </table:table-cell>
              <table:table-cell office:value-type="float" office:value="7.57">
                <text:p>7.57</text:p>
              </table:table-cell>
              <table:table-cell office:value-type="float" office:value="13.492">
                <text:p>13.492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1">
                <text:p>8.1</text:p>
              </table:table-cell>
              <table:table-cell office:value-type="float" office:value="7.57">
                <text:p>7.57</text:p>
              </table:table-cell>
              <table:table-cell office:value-type="float" office:value="13.492">
                <text:p>13.492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7.57">
                <text:p>7.57</text:p>
              </table:table-cell>
              <table:table-cell office:value-type="float" office:value="13.492">
                <text:p>13.492</text:p>
              </table:table-cell>
              <table:table-cell office:value-type="float" office:value="1.648">
                <text:p>1.6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5.932cm" svg:y="0.316cm" chart:style-name="ch2">
          <text:p>R_bar Control Chart</text:p>
        </chart:title>
        <chart:legend chart:legend-position="end" svg:x="12.407cm" svg:y="3.456cm" style:legend-expansion="high" chart:style-name="ch3"/>
        <chart:plot-area chart:style-name="ch4" table:cell-range-address="'5'.C3:'5'.C23 '5'.G3:'5'.I23" chart:data-source-has-labels="row" svg:x="1.331cm" svg:y="1.275cm" svg:width="10.756cm" svg:height="6.569cm">
          <chartooo:coordinate-region svg:x="1.767cm" svg:y="1.474cm" svg:width="9.948cm" svg:height="5.723cm"/>
          <chart:axis chart:dimension="x" chart:name="primary-x" chart:style-name="ch5">
            <chart:title svg:x="5.474cm" svg:y="8.024cm" chart:style-name="ch6">
              <text:p>Sample Number</text:p>
            </chart:title>
          </chart:axis>
          <chart:axis chart:dimension="y" chart:name="primary-y" chart:style-name="ch5">
            <chart:title svg:x="0.451cm" svg:y="4.868cm" chart:style-name="ch7">
              <text:p>R_i</text:p>
            </chart:title>
            <chart:grid chart:style-name="ch8" chart:class="major"/>
          </chart:axis>
          <chart:series chart:style-name="ch9" chart:values-cell-range-address="'5'.C4:'5'.C23" chart:label-cell-address="'5'.C3:'5'.C3" chart:class="chart:line">
            <chart:data-point chart:repeated="20"/>
          </chart:series>
          <chart:series chart:style-name="ch10" chart:values-cell-range-address="'5'.G4:'5'.G23" chart:label-cell-address="'5'.G3:'5'.G3" chart:class="chart:line">
            <chart:data-point chart:repeated="20"/>
          </chart:series>
          <chart:series chart:style-name="ch11" chart:values-cell-range-address="'5'.H4:'5'.H23" chart:label-cell-address="'5'.H3:'5'.H3" chart:class="chart:line">
            <chart:data-point chart:repeated="20"/>
          </chart:series>
          <chart:series chart:style-name="ch12" chart:values-cell-range-address="'5'.I4:'5'.I23" chart:label-cell-address="'5'.I3:'5'.I3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mple Range</text:p>
                <draw:g>
                  <svg:desc>'5'.C3:'5'.C3</svg:desc>
                </draw:g>
              </table:table-cell>
              <table:table-cell office:value-type="string">
                <text:p>R_bar</text:p>
                <draw:g>
                  <svg:desc>'5'.G3:'5'.G3</svg:desc>
                </draw:g>
              </table:table-cell>
              <table:table-cell office:value-type="string">
                <text:p>UCL</text:p>
                <draw:g>
                  <svg:desc>'5'.H3:'5'.H3</svg:desc>
                </draw:g>
              </table:table-cell>
              <table:table-cell office:value-type="string">
                <text:p>LCL</text:p>
                <draw:g>
                  <svg:desc>'5'.I3:'5'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5'.C4:'5'.C23</svg:desc>
                </draw:g>
              </table:table-cell>
              <table:table-cell office:value-type="float" office:value="3.15">
                <text:p>3.15</text:p>
                <draw:g>
                  <svg:desc>'5'.G4:'5'.G23</svg:desc>
                </draw:g>
              </table:table-cell>
              <table:table-cell office:value-type="float" office:value="10.29105">
                <text:p>10.29105</text:p>
                <draw:g>
                  <svg:desc>'5'.H4:'5'.H23</svg:desc>
                </draw:g>
              </table:table-cell>
              <table:table-cell office:value-type="float" office:value="0">
                <text:p>0</text:p>
                <draw:g>
                  <svg:desc>'5'.I4:'5'.I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15">
                <text:p>3.15</text:p>
              </table:table-cell>
              <table:table-cell office:value-type="float" office:value="10.29105">
                <text:p>10.29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.15">
                <text:p>3.15</text:p>
              </table:table-cell>
              <table:table-cell office:value-type="float" office:value="10.29105">
                <text:p>10.29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.15">
                <text:p>3.15</text:p>
              </table:table-cell>
              <table:table-cell office:value-type="float" office:value="10.29105">
                <text:p>10.29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15">
                <text:p>3.15</text:p>
              </table:table-cell>
              <table:table-cell office:value-type="float" office:value="10.29105">
                <text:p>10.29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.15">
                <text:p>3.15</text:p>
              </table:table-cell>
              <table:table-cell office:value-type="float" office:value="10.29105">
                <text:p>10.29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15">
                <text:p>3.15</text:p>
              </table:table-cell>
              <table:table-cell office:value-type="float" office:value="10.29105">
                <text:p>10.29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.15">
                <text:p>3.15</text:p>
              </table:table-cell>
              <table:table-cell office:value-type="float" office:value="10.29105">
                <text:p>10.29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.15">
                <text:p>3.15</text:p>
              </table:table-cell>
              <table:table-cell office:value-type="float" office:value="10.29105">
                <text:p>10.29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.15">
                <text:p>3.15</text:p>
              </table:table-cell>
              <table:table-cell office:value-type="float" office:value="10.29105">
                <text:p>10.29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.15">
                <text:p>3.15</text:p>
              </table:table-cell>
              <table:table-cell office:value-type="float" office:value="10.29105">
                <text:p>10.29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3.15">
                <text:p>3.15</text:p>
              </table:table-cell>
              <table:table-cell office:value-type="float" office:value="10.29105">
                <text:p>10.29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3.15">
                <text:p>3.15</text:p>
              </table:table-cell>
              <table:table-cell office:value-type="float" office:value="10.29105">
                <text:p>10.29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3.15">
                <text:p>3.15</text:p>
              </table:table-cell>
              <table:table-cell office:value-type="float" office:value="10.29105">
                <text:p>10.29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3.15">
                <text:p>3.15</text:p>
              </table:table-cell>
              <table:table-cell office:value-type="float" office:value="10.29105">
                <text:p>10.29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.15">
                <text:p>3.15</text:p>
              </table:table-cell>
              <table:table-cell office:value-type="float" office:value="10.29105">
                <text:p>10.29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3.15">
                <text:p>3.15</text:p>
              </table:table-cell>
              <table:table-cell office:value-type="float" office:value="10.29105">
                <text:p>10.29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3.15">
                <text:p>3.15</text:p>
              </table:table-cell>
              <table:table-cell office:value-type="float" office:value="10.29105">
                <text:p>10.29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3.15">
                <text:p>3.15</text:p>
              </table:table-cell>
              <table:table-cell office:value-type="float" office:value="10.29105">
                <text:p>10.29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3.15">
                <text:p>3.15</text:p>
              </table:table-cell>
              <table:table-cell office:value-type="float" office:value="10.29105">
                <text:p>10.291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